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9pt" style:font-size-asian="7.84999990463257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world. I am Onwuka but you can call me onlooker. I try to look at things as an observer. I try to not have any more bias in the different day to day things than I already do. </text:p>
      <text:p text:style-name="P1"/>
      <text:p text:style-name="P1">This brings me to my first point. It is my assumption here that we all have inherent biases. Some are more pronounced than others but we all probably have some kind of a bias or another. </text:p>
      <text:p text:style-name="P1"/>
      <text:p text:style-name="P1">Lorem ipsum dolor sit amet, consectetur adipiscing elit. Morbi aliquam venenatis dictum. Quisque vitae blandit metus. Vivamus consequat enim nec nisl imperdiet pharetra. Sed erat nisl, venenatis id malesuada non, venenatis sit amet elit. Ut a ante metus. Nunc nec ipsum dui, sed faucibus risus. Nulla gravida pharetra sollicitudin. Etiam ante sem, tincidunt sit amet tincidunt in, gravida pharetra elit. Maecenas ac tellus dui, vitae tempor nunc. Fusce interdum vulputate dui placerat convallis. Cras est enim, elementum nec fermentum vitae, ultricies quis odio. Vestibulum varius imperdiet est, sit amet convallis nisi gravida sed.</text:p>
      <text:p text:style-name="P1"><text:s/></text:p>
      <text:p text:style-name="P1">Sed ipsum lectus, blandit ac euismod et, egestas at nunc. Mauris interdum magna lobortis nisl ornare mollis. Donec a odio ornare libero scelerisque molestie a vitae augue. Aenean semper quam in purus elementum sed accumsan libero commodo. Nulla sem nisi, sagittis scelerisque volutpat vel, fringilla vulputate mi. Donec tortor eros, tincidunt et tempor eget, lobortis at erat. Sed auctor imperdiet urna, nec interdum libero interdum eu. Curabitur consectetur elementum turpis, mollis tincidunt neque iaculis ac. Quisque volutpat tincidunt accumsan. Sed congue dignissim nisl sit amet placerat. Fusce egestas adipiscing ultrices. Vivamus rhoncus iaculis vehicula. Ut eu leo mi, ut tempor velit.</text:p>
      <text:p text:style-name="P1"><text:s/></text:p>
      <text:p text:style-name="P1">Duis neque felis, ullamcorper sit amet congue ac, feugiat quis nisi. Sed tristique, lacus mollis ornare pellentesque, risus purus tempus leo, vel ornare tellus ante laoreet orci. Vestibulum imperdiet quam vitae dui vulputate non dignissim dui lacinia. Morbi a leo massa, at sodales dolor. Nulla porttitor rhoncus purus ut iaculis. Aliquam vehicula facilisis dui, vel sagittis felis pellentesque a. In hac habitasse platea dictumst.</text:p>
      <text:p text:style-name="P1"><text:s/></text:p>
      <text:p text:style-name="P1">Proin semper viverra semper. Etiam non dolor metus, eget ultricies enim. Suspendisse eu nisl massa, quis pulvinar leo. In id neque id dolor fermentum rutrum. Vivamus vitae felis eros. Nunc eget ante enim, non aliquet lectus. Aliquam erat volutpat. Nullam non nunc eget mauris sollicitudin placerat. Sed a diam odio. Maecenas sed urna leo, eu pellentesque est. Mauris cursus eros bibendum ipsum molestie dictum.</text:p>
      <text:p text:style-name="P1"><text:s/></text:p>
      <text:p text:style-name="P1">Duis et purus tortor, eget fermentum metus. Phasellus sapien dolor, ornare eget hendrerit id, varius a justo. Class aptent taciti sociosqu ad litora torquent per conubia nostra, per inceptos himenaeos. Donec hendrerit euismod velit, a vehicula ante rutrum ac. Vestibulum rutrum, enim sed sagittis sagittis, sem tellus ultricies tortor, a dictum tortor lectus pharetra tortor. Nulla bibendum velit at nulla facilisis ut venenatis tortor sollicitudin. Nulla mattis fringilla velit a scelerisque. Cras sed arcu erat. Sed laoreet ligula ullamcorper odio ultrices ac lacinia orci vehicula. Nullam consectetur ultricies nisl, interdum pharetra justo malesuada id. Etiam pulvinar lorem vel nisl accumsan ut accumsan diam condimentum. Proin a nulla arcu, nec varius lacus. Maecenas tristique, dui nec suscipit viverra, sem nisl sagittis nunc, vel gravida sapien libero in mauris. Donec vestibulum bibendum dui, sit amet sodales purus sagittis quis.</text:p>
      <text:p text:style-name="P1"><text:s/></text:p>
      <text:p text:style-name="P1">Phasellus sodales orci vitae felis congue eu sodales magna pharetra. Aliquam convallis massa ut sem aliquet lobortis eu eu nibh. Nulla aliquet elementum pharetra. Fusce ultrices cursus lacus fringilla convallis. Donec a sem ligula. Donec ut sem condimentum diam ultrices mattis. Cras lorem eros, blandit vehicula adipiscing dictum, facilisis et mauris. Cras laoreet neque sit amet risus dignissim ac fermentum lorem faucibus. Sed purus nunc, euismod ut elementum vel, consequat in dui. Quisque tempor neque sed massa euismod sed tincidunt eros semper. Suspendisse orci purus, tempus laoreet porta ut, interdum at nisi. Mauris eleifend ipsum gravida magna pellentesque ultrices. Vestibulum ante ipsum primis in faucibus orci luctus et ultrices posuere cubilia Curae;</text:p>
      <text:p text:style-name="P1"><text:s/></text:p>
      <text:p text:style-name="P1">Nam convallis hendrerit ultrices. Curabitur dolor risus, semper a lacinia sed, aliquam pulvinar magna. Phasellus ultricies fermentum augue, non blandit nibh ornare in. Curabitur et blandit nisl. Donec convallis metus sit amet odio volutpat vitae eleifend massa bibendum. Lorem ipsum dolor sit amet, consectetur adipiscing elit. Quisque dui magna, egestas in ullamcorper vel, hendrerit at libero.</text:p>
      <text:p text:style-name="P1"><text:s/></text:p>
      <text:p text:style-name="P1">Sed nec cursus magna. Vestibulum nunc enim, tempor porttitor vehicula quis, scelerisque a tellus. Duis vel mi tellus. Mauris congue nulla at orci ornare vitae dapibus orci auctor. Mauris ac mi sed ligula adipiscing mattis. Nulla a posuere tellus. Duis vel eros eu mauris tincidunt molestie vel at lectus. Nulla eu elit blandit nulla consequat elementum ac a ipsum. Proin faucibus purus vitae erat auctor tincidunt. Fusce laoreet quam non ipsum faucibus nec volutpat dolor varius. Vestibulum ante ipsum primis in faucibus orci luctus et ultrices posuere cubilia Curae; Donec laoreet vulputate elit et tincidunt.</text:p>
      <text:p text:style-name="P1"><text:s/></text:p>
      <text:p text:style-name="P1">Morbi elementum euismod lorem et ultrices. Duis vitae massa ac metus vehicula aliquet. Aliquam urna odio, vestibulum at blandit et, pretium id risus. Donec scelerisque suscipit erat, non bibendum augue condimentum a. Integer tempor rhoncus semper. Fusce dictum mollis libero ut faucibus. Donec a lacus nibh. Ut aliquet, dolor quis vehicula adipiscing, lacus quam consequat justo, sit amet tempus augue turpis at nunc. Aenean tempus pretium aliquet. Pellentesque suscipit sem sed sapien tincidunt vitae malesuada odio viverra. Nullam in ligula quis lorem consequat faucibus. Sed adipiscing pulvinar elit, ut gravida urna porta sollicitudin. Vivamus congue rhoncus sodales.</text:p>
      <text:p text:style-name="P1"><text:s/></text:p>
      <text:p text:style-name="P1">Cras fringilla fermentum dui, eget sodales felis sollicitudin vel. Maecenas molestie justo at est ullamcorper id laoreet erat auctor. Morbi mauris urna, facilisis vel egestas in, sagittis a neque. Integer consequat vestibulum rhoncus. Donec aliquet, urna sit amet molestie tempor, diam ligula iaculis diam, ut varius felis lectus at magna. Suspendisse ac sagittis urna. Suspendisse lorem odio, viverra quis tristique sit amet, bibendum nec nulla. Maecenas id neque tortor. Nullam vestibulum rhoncus leo eu iaculis. Proin rutrum tempor magna, eget porttitor neque egestas in.</text:p>
      <text:p text:style-name="P1"><text:s/></text:p>
      <text:p text:style-name="P1">Aliquam ut libero malesuada ipsum rhoncus blandit. Sed a nulla a nulla congue pretium at nec ligula. Duis placerat, velit sit amet rutrum condimentum, felis urna ullamcorper urna, gravida tempus lorem velit a enim. Praesent consectetur auctor arcu et elementum. Donec feugiat, justo et sagittis tristique, diam mauris placerat est, nec ullamcorper eros sapien vel ligula. Etiam ipsum turpis, feugiat ut sagittis vel, consequat id leo. Lorem ipsum dolor sit amet, consectetur adipiscing elit. Vestibulum id est magna. Nulla porta <text:soft-page-break/>lacus ut sapien tempus vehicula. Integer pellentesque interdum dapibus.</text:p>
      <text:p text:style-name="P1"><text:s/></text:p>
      <text:p text:style-name="P1">Donec eleifend ligula pretium metus eleifend tincidunt. In hac habitasse platea dictumst. Phasellus mollis, urna a mollis molestie, est sapien porta leo, sit amet condimentum metus augue at ipsum. Suspendisse sed lectus nisl. Vivamus faucibus lobortis metus, sit amet adipiscing odio accumsan vitae. Suspendisse non porta lacus. Vestibulum ante ipsum primis in faucibus orci luctus et ultrices posuere cubilia Curae; Fusce suscipit faucibus tristique.</text:p>
      <text:p text:style-name="P1"><text:s/></text:p>
      <text:p text:style-name="P1">Nulla facilisis nibh ut purus tincidunt eget iaculis ligula accumsan. Morbi a risus non quam accumsan aliquam. Class aptent taciti sociosqu ad litora torquent per conubia nostra, per inceptos himenaeos. Praesent est sem, tempor et condimentum ac, commodo et lacus. Curabitur sagittis erat in orci fermentum facilisis. Cras ut dui erat. Curabitur id turpis velit. Quisque vel eleifend tellus. Ut eu tincidunt augue. In luctus volutpat auctor. Sed pulvinar ultricies mauris ut mattis. Morbi dolor lacus, scelerisque quis laoreet sed, commodo non quam. Aliquam quis pretium ante. Mauris mattis, felis et commodo ultricies, turpis nunc molestie elit, eu tincidunt enim augue id eros. Nullam et nunc metus, sit amet convallis augue.</text:p>
      <text:p text:style-name="P1"><text:s/></text:p>
      <text:p text:style-name="P1">Proin lectus mauris, interdum nec vehicula vitae, pulvinar in urna. In at magna elit, at molestie nunc. Ut enim libero, egestas iaculis viverra quis, lobortis a quam. Aliquam lacinia turpis ut urna ultrices nec gravida tortor congue. Vestibulum cursus orci quis libero lacinia auctor. Maecenas id purus a sem molestie ullamcorper id vel est. Aliquam in justo sed ante mattis blandit vitae ut libero. Vestibulum auctor pellentesque nisi sit amet faucibus. Ut venenatis fermentum mattis. Nam rutrum mi dui. In id arcu elit, sit amet lobortis magna. Nulla vulputate tempor dui ac lacinia. Vestibulum dapibus lorem sapien, placerat faucibus magna. Nulla condimentum, mi ut tempus ultricies, erat est viverra mauris, at accumsan diam quam quis purus.</text:p>
      <text:p text:style-name="P1"><text:s/></text:p>
      <text:p text:style-name="P1">Nunc congue dui nec ligula egestas sit amet ultricies dui aliquet. Aliquam ut leo in massa tempus mollis eget et turpis. In non diam in libero vehicula gravida eget sed nibh. Sed vel neque orci, eu placerat nulla. Aliquam sed libero et neque placerat dapibus nec fermentum nisl. Nunc quis tincidunt velit. Integer tempor aliquam justo a congue.</text:p>
      <text:p text:style-name="P1"><text:s/></text:p>
      <text:p text:style-name="P1">Nulla eu ante erat, et ullamcorper arcu. Sed congue mauris vitae nunc tincidunt facilisis. Etiam blandit orci a nulla posuere suscipit. Mauris semper feugiat bibendum. Nunc bibendum imperdiet tempus. Duis enim odio, accumsan vitae tempor in, rutrum sit amet lectus. Mauris a vestibulum mi.</text:p>
      <text:p text:style-name="P1"><text:s/></text:p>
      <text:p text:style-name="P1">Vivamus ligula urna, consequat in consequat eu, condimentum vitae leo. Nam in purus id nisi interdum semper. Morbi ut dui scelerisque turpis suscipit elementum. Aenean ut lectus non tortor feugiat lobortis eget vitae quam. Cras mauris augue, malesuada eu tristique non, fringilla ut nibh. Ut dignissim tincidunt lacus, ut convallis risus consectetur quis. Phasellus porta, magna non dignissim tempus, urna purus adipiscing orci, vel lacinia ligula urna at eros. Morbi ac ante eget mi bibendum tincidunt. In eget nisl pharetra diam auctor congue. Cras egestas vestibulum nulla sed varius. Nulla facilisi. Nullam vel lectus arcu, porttitor auctor nisl. Nulla posuere pellentesque purus, sagittis eleifend eros dignissim sollicitudin. Donec consequat mollis nibh sed convallis. Phasellus id ipsum nec ante auctor gravida ut a magna.</text:p>
      <text:p text:style-name="P1"><text:s/></text:p>
      <text:p text:style-name="P1">Integer et tellus ante, id aliquet orci. Pellentesque habitant morbi tristique senectus et netus et malesuada fames ac turpis egestas. Fusce dolor purus, facilisis sit amet iaculis sed, porttitor ac lacus. Class aptent taciti sociosqu ad litora torquent per conubia nostra, per inceptos himenaeos. Nullam ac dolor sed orci ullamcorper bibendum congue molestie lacus. Proin congue mollis urna fringilla convallis. Donec vel nibh lorem. Mauris eget ligula sit amet dui convallis rhoncus. Aliquam magna tellus, lobortis laoreet mattis et, luctus a massa.</text:p>
      <text:p text:style-name="P1"><text:s/></text:p>
      <text:p text:style-name="P1">Class aptent taciti sociosqu ad litora torquent per conubia nostra, per inceptos himenaeos. Phasellus dignissim, massa eget auctor facilisis, libero nulla bibendum libero, a faucibus libero augue quis risus. Mauris eu ligula tellus, vitae hendrerit neque. In porttitor ligula eu orci dapibus nec iaculis augue bibendum. Nulla facilisi. Sed rhoncus magna ornare lorem adipiscing sed fermentum enim venenatis. Suspendisse potenti.</text:p>
      <text:p text:style-name="P1"><text:s/></text:p>
      <text:p text:style-name="P1">Vivamus auctor lorem id diam commodo eu lobortis arcu molestie. Integer vel elit vitae ligula semper lobortis. Nulla nec magna lectus, vitae adipiscing eros. Nam eu nisl tellus. Suspendisse lorem nibh, eleifend quis interdum ac, mollis et orci. Ut sodales sollicitudin suscipit. Cum sociis natoque penatibus et magnis dis parturient montes, nascetur ridiculus mus. Cras sit amet nisi vitae sapien dapibus viverra. Sed mollis, enim venenatis ultricies facilisis, enim lacus consequat sapien, a rutrum risus dolor vel eros. Fusce posuere velit id turpis pellentesque at vehicula sem mattis. Donec lacinia, lorem a vulputate tempus, mauris lacus ullamcorper nulla, a iaculis erat nibh eu felis.</text:p>
      <text:p text:style-name="P1"><text:s/></text:p>
      <text:p text:style-name="P1">Praesent fermentum arcu eget sem pretium id bibendum erat feugiat. Sed sit amet turpis eu libero scelerisque pellentesque. Donec eleifend faucibus mauris vel adipiscing. Praesent commodo odio non tortor malesuada id commodo erat aliquam. Vivamus dapibus lorem interdum tortor eleifend vestibulum volutpat quam posuere. Cum sociis natoque penatibus et magnis dis parturient montes, nascetur ridiculus mus. Nam vel lectus quis turpis congue rutrum. Mauris accumsan consectetur aliquet. Sed in purus a dolor egestas egestas quis et ligula. Morbi sagittis, urna non lobortis molestie, metus diam bibendum eros, eget tempor libero elit in augue.</text:p>
      <text:p text:style-name="P1"><text:s/></text:p>
      <text:p text:style-name="P1">Aenean sit amet lorem in dolor pharetra convallis. Sed imperdiet tincidunt ipsum. Curabitur tempor adipiscing placerat. Maecenas diam nulla, commodo sed porttitor at, euismod et magna. Vivamus sit amet augue ut sem venenatis ultrices. Suspendisse eget elit in sem consequat tincidunt eu eget ante. Aenean ac mi in sem condimentum luctus. Vivamus nec felis vel metus adipiscing tempor. Nullam lacus elit, vehicula non suscipit eget, consequat at felis. Curabitur mattis consectetur risus vel luctus. Proin dapibus turpis ut arcu hendrerit molestie. Mauris non aliquet massa. Nullam eu posuere justo. Quisque nec arcu nibh, sed ultricies sapien. Nulla purus enim, auctor vitae egestas ultrices, fermentum at lacus.</text:p>
      <text:p text:style-name="P1"><text:s/></text:p>
      <text:p text:style-name="P1">Integer tristique consequat arcu quis ultrices. Vestibulum ante ipsum primis in faucibus orci luctus et ultrices posuere cubilia Curae; Sed nec magna ligula, in tincidunt libero. Donec laoreet magna in arcu euismod at ullamcorper diam porta. Maecenas facilisis tellus at dui consequat commodo. Pellentesque habitant morbi tristique senectus et netus et malesuada fames ac turpis egestas. Mauris vitae felis sit amet sapien porta mollis nec <text:soft-page-break/>consectetur libero. Nulla facilisi. Etiam mollis mollis facilisis. Nullam tincidunt, ligula et euismod aliquam, massa eros faucibus velit, ut vestibulum erat nunc sit amet mi. Morbi eu leo urna, non malesuada dolor. Vivamus quam felis, hendrerit at placerat id, lobortis at est. Class aptent taciti sociosqu ad litora torquent per conubia nostra, per inceptos himenaeos.</text:p>
      <text:p text:style-name="P1"><text:s/></text:p>
      <text:p text:style-name="P1">Curabitur a enim sit amet nulla cursus tempus. Donec aliquam tristique feugiat. Ut sed turpis urna, ac consequat magna. Ut vel diam at enim lobortis adipiscing. Nam ultricies tortor ac tellus venenatis porta. Sed nec convallis justo. Suspendisse a consequat erat. Nam et orci in nulla mattis placerat. Vivamus sit amet augue sit amet quam rhoncus scelerisque at ut eros.</text:p>
      <text:p text:style-name="P1"><text:s/></text:p>
      <text:p text:style-name="P1">Quisque at eros quis neque eleifend gravida. Suspendisse neque lectus, venenatis ac rhoncus at, blandit id augue. Cum sociis natoque penatibus et magnis dis parturient montes, nascetur ridiculus mus. Nullam a massa nulla, ut molestie purus. Pellentesque suscipit diam quis turpis viverra vitae placerat augue facilisis. Curabitur in est lorem, sed pellentesque turpis. Ut nec porta justo. Suspendisse potenti. Cras consectetur imperdiet auctor. Nulla ipsum diam, porttitor a laoreet sed, commodo et erat.</text:p>
      <text:p text:style-name="P1"><text:s/></text:p>
      <text:p text:style-name="P1">Nullam et leo est. Donec condimentum, nibh eu egestas luctus, lorem augue egestas elit, sed semper orci libero ut est. Cras ac est quis ante sollicitudin elementum. Mauris non felis id augue mollis varius sit amet in arcu. Sed massa lectus, cursus sed dictum vel, porttitor nec lorem. Vestibulum tempus, lectus et consectetur aliquet, nisl nibh pulvinar felis, non gravida ante lacus ac ipsum. Donec non diam et tellus aliquet volutpat at varius dolor.</text:p>
      <text:p text:style-name="P1"><text:s/></text:p>
      <text:p text:style-name="P1">Phasellus non augue purus, et aliquet tellus. Maecenas at libero justo, a dignissim metus. Proin convallis, risus ut congue bibendum, sem tortor lacinia mi, ac convallis purus ipsum quis tellus. Sed nec nulla non erat molestie pellentesque vitae nec enim. Nulla pulvinar nisi quis arcu mollis a vulputate eros imperdiet. Curabitur congue tellus in turpis ornare tincidunt. Nullam sodales ullamcorper enim, nec suscipit dolor aliquam quis. Mauris eu ligula mi, id venenatis massa. In luctus ante gravida libero scelerisque non consequat justo lobortis. Cras velit enim, fringilla sed consequat in, dignissim a libero. Proin ac libero enim, sit amet tempus purus.</text:p>
      <text:p text:style-name="P1"><text:s/></text:p>
      <text:p text:style-name="P1">Ut id urna nibh. Nam semper, nunc quis lobortis tempus, metus lacus rhoncus eros, id dictum felis arcu laoreet elit. Nunc eros felis, accumsan et venenatis et, tempus at erat. Nulla faucibus varius massa, tincidunt eleifend elit fermentum a. Curabitur a nisi nibh, et commodo dolor. Curabitur quis urna tortor. In hac habitasse platea dictumst. Mauris vel neque nisl, vel cursus risus. Morbi in dapibus nisl. Morbi pulvinar enim non ipsum facilisis egestas. Fusce sodales faucibus quam et porttitor. Nulla commodo orci vel lorem lobortis aliquet. Aliquam eget odio quam. Mauris a egestas elit. Sed sit amet vestibulum ante.</text:p>
      <text:p text:style-name="P1"><text:s/></text:p>
      <text:p text:style-name="P1">Suspendisse quis arcu vestibulum sapien eleifend dapibus sed vehicula sem. Phasellus fringilla, erat at convallis interdum, nulla velit ullamcorper erat, non cursus metus libero vitae nisi. Duis pellentesque dui ut dolor porttitor nec tincidunt dui semper. Donec rhoncus eros eu lacus faucibus dapibus. Pellentesque sollicitudin eros eget magna iaculis ultrices nec et felis. Sed at elit elit. Lorem ipsum dolor sit amet, consectetur adipiscing elit. Integer nec ante diam. In lacinia egestas ipsum a pretium.</text:p>
      <text:p text:style-name="P1"><text:s/></text:p>
      <text:p text:style-name="P1">Pellentesque sit amet lorem sit amet turpis euismod mollis. Maecenas venenatis congue mauris at volutpat. Aliquam eu viverra arcu. Vestibulum orci magna, dictum id scelerisque eleifend, tempus eget sapien. Curabitur commodo massa ut ipsum porta venenatis. Aliquam erat volutpat. Aenean dictum lectus at justo faucibus mattis. Maecenas rhoncus fermentum nibh accumsan pellentesque. Aenean molestie, nunc ut molestie auctor, velit erat fermentum est, sit amet pulvinar sapien lacus eget purus. Etiam ultricies, lacus ac malesuada fermentum, tortor metus fermentum erat, vel dapibus massa odio quis ligula. Curabitur tincidunt pellentesque urna ac fringilla. Nullam dolor nisl, rhoncus scelerisque ultricies sit amet, cursus non ipsum. Mauris mollis sodales egestas. Vivamus euismod, turpis et mollis fermentum, tortor massa tristique libero, ac interdum sapien leo sed mi. Mauris ac leo odio.</text:p>
      <text:p text:style-name="P1"><text:s/></text:p>
      <text:p text:style-name="P1">Nullam eget lectus eu dui semper gravida lobortis et sapien. Nunc nulla urna, pretium ut condimentum ut, mattis in ipsum. Morbi sit amet purus arcu. Aliquam erat volutpat. Ut nisi tellus, condimentum sit amet tempus id, pulvinar vel diam. Duis ut nisl ultricies arcu adipiscing lacinia nec sit amet mi. Sed adipiscing ante at lacus vestibulum eget volutpat eros rhoncus.</text:p>
      <text:p text:style-name="P1"><text:s/></text:p>
      <text:p text:style-name="P1">Pellentesque sodales pellentesque tortor sed egestas. Etiam lacus arcu, viverra at euismod a, ultricies aliquet felis. Morbi interdum enim id velit malesuada luctus in quis purus. Sed metus tellus, varius ut blandit eget, pellentesque a diam. Suspendisse potenti. Lorem ipsum dolor sit amet, consectetur adipiscing elit. Integer quis purus elementum dui congue mollis convallis eu mauris. Integer id sapien odio. Cras dapibus ultrices ipsum quis semper. Phasellus scelerisque faucibus felis, ac pulvinar dolor fermentum non. Aliquam erat volutpat. Aenean in massa nulla. Sed vitae diam et nulla porttitor tristique varius vitae libero.</text:p>
      <text:p text:style-name="P1"><text:s/></text:p>
      <text:p text:style-name="P1">In hac habitasse platea dictumst. Vestibulum risus eros, gravida vel accumsan posuere, viverra nec diam. Donec eget mi eu metus ornare luctus vitae et mi. Ut lacus nunc, commodo sit amet venenatis eu, rutrum non arcu. Ut eu ante risus. Morbi et nulla sollicitudin elit aliquet laoreet rhoncus scelerisque dui. Duis et molestie nibh.</text:p>
      <text:p text:style-name="P1"><text:s/></text:p>
      <text:p text:style-name="P1">Duis eget eros ligula. Donec est mi, hendrerit a pretium eget, laoreet a nisl. Proin risus risus, laoreet nec suscipit ac, tempus et mi. Morbi eros risus, cursus in ultricies bibendum, convallis sed libero. Vivamus pellentesque lacinia mi, vitae tristique massa fringilla vel. Aenean nisi orci, dictum sed cursus in, scelerisque vehicula velit. Proin id nisl diam. Pellentesque pharetra eleifend diam, tincidunt ultricies nisi mollis id. Praesent rhoncus fringilla libero pharetra ultricies. Morbi id tellus quis risus semper consequat et quis leo. Praesent mattis, tortor sit amet vehicula sagittis, odio magna pellentesque justo, nec pellentesque elit diam non diam. Proin orci nisl, venenatis ac pharetra sed, mollis et lorem. Nunc luctus lacinia eros, ac faucibus velit eleifend ac. Ut mattis, orci nec ultricies consectetur, arcu odio cursus risus, ut blandit leo nibh et dui.</text:p>
      <text:p text:style-name="P1"><text:s/></text:p>
      <text:p text:style-name="P1">Ut eleifend nisi pulvinar nisi blandit dignissim ut nec diam. Phasellus ac iaculis ipsum. Quisque vel pretium nunc. Sed congue, felis in molestie cursus, velit felis suscipit erat, quis mattis massa lacus non dolor. Mauris quis leo nec enim vestibulum molestie. Vivamus sed vestibulum nisi. Quisque turpis turpis, tempor a tincidunt eleifend, sagittis at orci. Quisque et tempor elit. Suspendisse ut dolor metus, fringilla vehicula neque. Vestibulum in <text:soft-page-break/>est neque. Morbi pretium velit id metus sagittis congue.</text:p>
      <text:p text:style-name="P1"><text:s/></text:p>
      <text:p text:style-name="P1">Fusce dignissim venenatis lorem, vitae semper mauris ornare eu. Vestibulum a mi dictum sem tempus pellentesque. Vestibulum ante ipsum primis in faucibus orci luctus et ultrices posuere cubilia Curae; Nulla facilisi. Nulla ac mattis quam. Pellentesque viverra viverra magna, in semper nulla cursus a. Nam euismod arcu et mauris accumsan ac lobortis eros cursus. Donec consectetur iaculis pellentesque. In malesuada eleifend euismod. Etiam eu sem urna.</text:p>
      <text:p text:style-name="P1"><text:s/></text:p>
      <text:p text:style-name="P1">Quisque mattis turpis porttitor nisl ultrices quis vehicula massa semper. Curabitur lorem felis, feugiat et aliquam sed, aliquam id leo. Vestibulum ante ipsum primis in faucibus orci luctus et ultrices posuere cubilia Curae; Ut tincidunt lacus sit amet purus congue dapibus. Duis urna quam, ornare non venenatis sit amet, iaculis sollicitudin ligula. Pellentesque ut tincidunt nisl. Praesent id felis quam, vitae imperdiet leo. Vestibulum quis erat enim. Praesent pulvinar vulputate viverra. Mauris sed nibh mi. Pellentesque nec odio odio, nec hendrerit erat.</text:p>
      <text:p text:style-name="P1"><text:s/></text:p>
      <text:p text:style-name="P1">Proin luctus est sed nunc porttitor aliquet. Maecenas volutpat tristique mi, ut volutpat libero accumsan at. Phasellus vitae dictum tortor. Maecenas eu ligula erat. Curabitur tempus massa non libero gravida eleifend. Suspendisse egestas nibh feugiat neque varius eleifend. Phasellus magna purus, egestas non ornare in, dignissim sit amet justo. Aliquam scelerisque tempus laoreet. Ut dolor diam, tempus at viverra et, dapibus non erat. Nullam eleifend massa nec urna lacinia facilisis. Donec sagittis aliquet metus, a gravida velit laoreet vel. Fusce ut augue ante, nec volutpat nisi. Proin non gravida dui. Pellentesque facilisis commodo felis, ut gravida arcu aliquet vitae.</text:p>
      <text:p text:style-name="P1"><text:s/></text:p>
      <text:p text:style-name="P1">Maecenas molestie condimentum sodales. Cras nisi ipsum, vulputate sit amet rutrum sit amet, ornare ac magna. Morbi nec porta ligula. Duis nulla tellus, faucibus sit amet rhoncus in, tempor nec ligula. Proin dapibus mi eu nunc fringilla scelerisque. Etiam viverra dictum posuere. Quisque at ligula ut lacus tristique accumsan. Praesent consequat tincidunt euismod.</text:p>
      <text:p text:style-name="P1"><text:s/></text:p>
      <text:p text:style-name="P1">Integer sagittis eleifend risus at vestibulum. Proin pretium lectus sit amet urna tempor aliquet. Aenean at nulla fringilla purus luctus facilisis id in lacus. Ut malesuada volutpat hendrerit. Maecenas feugiat elit eu nibh sodales malesuada. Nam a lorem purus. Donec enim urna, molestie eget molestie placerat, vulputate et lacus. Nulla a scelerisque turpis. Mauris non dolor sit amet enim sodales imperdiet.</text:p>
      <text:p text:style-name="P1"><text:s/></text:p>
      <text:p text:style-name="P1">Phasellus tincidunt elit et augue cursus ac malesuada neque fringilla. Donec commodo dolor sit amet purus varius sollicitudin. Curabitur facilisis, nulla et cursus tincidunt, justo massa congue dui, nec blandit nunc urna a augue. Praesent nec erat mauris. Aenean vulputate, orci ac venenatis accumsan, risus elit scelerisque tellus, hendrerit tincidunt orci leo at mauris. Cum sociis natoque penatibus et magnis dis parturient montes, nascetur ridiculus mus. Sed pharetra purus vitae nibh placerat elementum. In vel lacus diam, in vestibulum nunc. In hendrerit, justo sed ultricies vehicula, felis velit varius nisl, ullamcorper imperdiet enim augue nec arcu. Donec feugiat nulla mi. Praesent eget quam augue. Duis faucibus consectetur diam ac ornare. Nunc viverra, metus varius pretium euismod, metus sapien luctus sapien, eu laoreet tellus velit vitae sem. Sed sit amet sapien nec arcu aliquet rhoncus eu eget turpis. Nunc magna lorem, iaculis nec fermentum vitae, tincidunt sed enim. Sed purus sapien, faucibus eu ultrices sit amet, suscipit ut purus. </text:p>
      <text:p text:style-name="P1"/>
      <text:p text:style-name="P1">Sed vestibulum pellentesque luctus. Proin facilisis diam elit. Cras sit amet lacus arcu, et ornare justo. Aenean egestas leo nec nunc sodales luctus. Phasellus ac tortor ut nunc euismod porta. Fusce at tincidunt urna. In dignissim vulputate quam. Curabitur metus ante, posuere ultricies adipiscing vitae, interdum quis tortor. Maecenas pharetra porta neque, id gravida augue consequat non. Nunc id eleifend arcu.</text:p>
      <text:p text:style-name="P1"><text:s/></text:p>
      <text:p text:style-name="P1">Aliquam nec mi in diam dapibus varius pharetra id nulla. Morbi suscipit urna a eros ultricies porta. Suspendisse potenti. Integer ut dui felis, in commodo nibh. Aliquam erat volutpat. Sed euismod ultrices odio ac imperdiet. Pellentesque imperdiet lobortis mauris, at pellentesque nulla auctor sed. Aliquam in odio sit amet metus lacinia vehicula ut ut urna. In fringilla pulvinar eleifend. Nam venenatis pellentesque risus nec lacinia. Aenean pulvinar ullamcorper pulvinar. Mauris enim nibh, accumsan non tincidunt nec, aliquam at odio. Mauris ac nulla libero. Vivamus tincidunt lacinia ipsum et volutpat.</text:p>
      <text:p text:style-name="P1"><text:s/></text:p>
      <text:p text:style-name="P1">Duis aliquam, enim vel elementum porta, est magna mollis turpis, vitae dictum ligula erat at urna. Aenean vulputate urna quis felis malesuada ultricies. Nulla dapibus quam et ante dictum at pretium est venenatis. Suspendisse nisl risus, ultrices ut dapibus quis, mollis nec neque. Donec eu metus sapien. Integer dictum fermentum erat, eget dictum risus rhoncus vel. Maecenas condimentum dignissim dolor sit amet lacinia. Cras suscipit mauris a elit tempor non pharetra mauris viverra. Phasellus ut lacus magna, ac congue velit. Class aptent taciti sociosqu ad litora torquent per conubia nostra, per inceptos himenaeos. Nulla hendrerit lectus eu mauris euismod convallis. Donec laoreet tincidunt egestas. Ut laoreet sem nec ligula eleifend ac ultrices dolor dignissim. Pellentesque bibendum iaculis imperdiet. Duis vitae dolor lacus.</text:p>
      <text:p text:style-name="P1"><text:s/></text:p>
      <text:p text:style-name="P1">Donec laoreet tincidunt rutrum. Donec in est orci. Nulla nibh ipsum, lacinia ac porta vel, feugiat at erat. Maecenas id sapien nulla. Nam venenatis, velit ut ultrices rhoncus, odio mauris tincidunt elit, id vehicula nibh turpis vel nunc. Vivamus fermentum neque a enim sollicitudin congue. Duis elementum turpis ac quam semper accumsan. Praesent purus orci, eleifend eget vestibulum at, dignissim vel magna. Vestibulum et ipsum eget dolor vestibulum porttitor. Cras ut lacus dolor, sed rhoncus velit. In posuere nisl ut eros lobortis venenatis. Maecenas et eros dui. Integer lacinia posuere vulputate. Vivamus eget ante arcu.</text:p>
      <text:p text:style-name="P1"><text:s/></text:p>
      <text:p text:style-name="P1">Pellentesque pharetra vehicula ornare. Pellentesque vestibulum, ipsum sed vestibulum viverra, felis orci viverra tortor, eget ornare nunc nisl vel nibh. Curabitur porta, nibh eget aliquet sagittis, mi velit ultrices lacus, ac tincidunt risus arcu sit amet ligula. Ut eleifend rutrum velit, eget imperdiet ipsum tempus ac. Proin ut turpis quis sem posuere ullamcorper. Nam ultrices pellentesque nulla et ultrices. Donec augue ipsum, ultrices in egestas varius, rhoncus sed diam. Nulla eget posuere nisl. Pellentesque eu malesuada massa. Nulla turpis lectus, tempor nec tristique id, ultrices eu leo. In quam lacus, mollis ut faucibus et, fermentum a lorem. Praesent rhoncus laoreet placerat. Suspendisse potenti.</text:p>
      <text:p text:style-name="P1"><text:s/></text:p>
      <text:p text:style-name="P1">Nunc tempor enim quis dui bibendum id mollis lectus venenatis. Aenean iaculis gravida bibendum. Donec laoreet sapien a est porta iaculis. Praesent nibh ante, pulvinar posuere molestie sed, tempor <text:soft-page-break/>sed nisi. Pellentesque habitant morbi tristique senectus et netus et malesuada fames ac turpis egestas. Sed ac iaculis massa. Aliquam pulvinar leo vitae justo varius volutpat.</text:p>
      <text:p text:style-name="P1"><text:s/></text:p>
      <text:p text:style-name="P1">Aliquam nisl ipsum, varius ac pretium at, interdum nec leo. Cras in libero tortor, id hendrerit turpis. Nam diam massa, aliquet eu vehicula quis, tristique vitae nunc. Vestibulum augue elit, tincidunt fermentum convallis eget, faucibus ut urna. Curabitur pulvinar laoreet nulla, vitae ultricies ipsum faucibus in. Donec ut nisi in erat euismod consequat. Quisque ut vehicula eros. Phasellus ultrices ullamcorper velit in lobortis. Vivamus ac mi ac nisi imperdiet pharetra.</text:p>
      <text:p text:style-name="P1"><text:s/></text:p>
      <text:p text:style-name="P1">Aliquam imperdiet accumsan posuere. Sed quis dolor ac urna volutpat aliquet sit amet non leo. Maecenas iaculis est non mi commodo bibendum. Aliquam a mi nibh. Vestibulum rutrum mi quis lectus tincidunt interdum. Nulla at urna in augue commodo consequat. Pellentesque id justo ac augue tristique bibendum. Fusce pharetra tempus consequat. Cras ullamcorper adipiscing augue at feugiat. Ut ut purus sit amet sapien pretium interdum. Proin a elit et eros suscipit tempus. Mauris dictum, augue sit amet hendrerit auctor, turpis sem varius eros, vitae viverra tellus dui eu augue.</text:p>
      <text:p text:style-name="P1"><text:s/></text:p>
      <text:p text:style-name="P1">Integer scelerisque convallis sem ut faucibus. Praesent risus libero, dapibus non convallis sit amet, pellentesque sed nibh. Vestibulum dolor ligula, tempor ut laoreet eget, adipiscing in nisi. Donec mattis auctor augue, eget ullamcorper lectus tincidunt at. Sed consequat gravida felis a porta. Donec turpis tellus, convallis sed pulvinar sed, tempus id leo. In nulla nisi, vulputate in mollis ac, pulvinar id magna. Nullam elementum orci ac odio feugiat non sodales leo aliquet. Cras eu nulla eu nisl tincidunt suscipit. Quisque accumsan tempor purus, eget tincidunt odio sollicitudin vitae. Donec facilisis lacus ut augue mattis cursus accumsan bibendum libero. Vestibulum pharetra sem felis, at imperdiet magna. Aliquam quis metus felis, in aliquam nisl. Suspendisse in libero lorem.</text:p>
      <text:p text:style-name="P1"><text:s/></text:p>
      <text:p text:style-name="P1">Vivamus vitae orci sagittis enim varius aliquet sit amet sed metus. Etiam sit amet velit vitae enim aliquet lacinia. Maecenas ornare egestas odio, id dignissim nibh malesuada ac. Ut egestas fringilla auctor. Vestibulum at dolor metus. Sed congue adipiscing neque, nec varius urna placerat a. Morbi ut convallis metus. Nulla aliquet elit quis libero pellentesque iaculis. In sagittis interdum semper. Donec lacinia, augue non tristique tempus, elit justo placerat arcu, vitae aliquet orci lacus at nibh. Duis nunc tortor, tincidunt eget tempor eget, lacinia quis libero. Donec vitae massa tellus. Suspendisse scelerisque, lorem a consectetur rutrum, magna diam fermentum nisl, nec vestibulum mi justo non elit. Vestibulum ultricies, justo ac laoreet adipiscing, lacus risus faucibus sem, ut dapibus diam elit id felis. Proin eros nisl, fringilla sit amet facilisis eu, pulvinar id nisl.</text:p>
      <text:p text:style-name="P1"><text:s/></text:p>
      <text:p text:style-name="P1">Lorem ipsum dolor sit amet, consectetur adipiscing elit. Ut eget lacus mauris. Vivamus sapien nulla, eleifend nec sollicitudin non, congue eget neque. Vivamus eu metus vitae mauris tempus consequat. Duis ornare velit non nunc posuere a congue sem faucibus. Mauris dignissim dapibus hendrerit. Vivamus ligula tortor, sodales sed aliquam ac, feugiat id magna. Phasellus nulla dui, pellentesque ac viverra nec, commodo in augue. Integer dolor massa, laoreet in tempor nec, tristique a quam. Integer lobortis metus non tortor tempor vel mollis justo interdum. Curabitur ac odio pellentesque tellus elementum euismod vel a sapien. Aenean aliquam, mauris et ullamcorper tincidunt, tortor elit ultricies mauris, eu sollicitudin libero enim sed lacus. Fusce venenatis pulvinar risus, lacinia suscipit est volutpat in. Donec rutrum pellentesque augue, vitae posuere justo auctor et. Cras orci massa, posuere malesuada mattis et, sodales et libero.</text:p>
      <text:p text:style-name="P1"><text:s/></text:p>
      <text:p text:style-name="P1">Quisque hendrerit accumsan tellus, non blandit elit mollis eget. Mauris faucibus mattis lorem nec luctus. Duis enim enim, varius non ultricies non, venenatis in est. Mauris orci est, vestibulum ac mollis vitae, dictum id mi. Aliquam rhoncus tortor ultrices metus iaculis rutrum. Donec tincidunt, sem quis venenatis rhoncus, risus metus vulputate neque, quis ultrices dui libero vel libero. In sed viverra ipsum. Mauris sed vulputate metus. Nulla facilisi.</text:p>
      <text:p text:style-name="P1"><text:s/></text:p>
      <text:p text:style-name="P1">Morbi dapibus risus et ante venenatis tincidunt. Maecenas laoreet vehicula consectetur. Integer quam sapien, vulputate quis blandit sed, ornare non elit. Nullam pretium felis ut turpis commodo porta. Nunc rutrum, turpis ut facilisis consequat, eros tortor venenatis leo, in pretium dolor dui a libero. Mauris bibendum pulvinar purus ut mollis. Mauris imperdiet fringilla arcu sed vulputate.</text:p>
      <text:p text:style-name="P1"><text:s/></text:p>
      <text:p text:style-name="P1">Suspendisse porta ante a purus rhoncus scelerisque. Nunc vestibulum venenatis leo, vel gravida est dictum et. Nullam tincidunt aliquam nulla, a lacinia diam dignissim ut. Quisque ultricies felis vitae justo scelerisque fringilla sollicitudin est iaculis. Donec lacinia gravida lacus, ut dapibus tellus tristique id. Morbi lacus metus, rhoncus id fringilla ornare, lacinia ac mi. Nulla luctus consectetur eleifend. Nullam at mauris et est varius ornare eget quis sapien. Sed eget posuere metus. Donec ac nunc id elit interdum tincidunt sit amet eget augue. Phasellus dolor orci, condimentum hendrerit malesuada eget, molestie vel tellus. Phasellus nisl erat, ultrices eget suscipit nec, lobortis luctus odio. Aliquam commodo nulla vitae urna rutrum accumsan.</text:p>
      <text:p text:style-name="P1"><text:s/></text:p>
      <text:p text:style-name="P1">Proin mattis, nisl et iaculis adipiscing, tortor odio suscipit nunc, ut tristique enim sapien viverra leo. Cras sodales viverra tortor, ac accumsan mi posuere sed. Donec dictum diam vel eros feugiat rutrum. Morbi in accumsan felis. Nunc id nibh magna, vitae tristique massa. Vivamus justo felis, sagittis et accumsan quis, imperdiet a ante. Quisque eu consequat mi.</text:p>
      <text:p text:style-name="P1"><text:s/></text:p>
      <text:p text:style-name="P1">Quisque tortor urna, pretium eu condimentum in, dignissim at sem. Pellentesque id eros vel enim posuere pellentesque. Sed posuere tristique facilisis. Aenean luctus consequat purus quis lobortis. Nullam pulvinar hendrerit metus ac dignissim. In hac habitasse platea dictumst. Maecenas egestas, diam non pretium ultrices, ligula erat volutpat quam, nec varius leo nisi a lorem. Fusce dictum viverra quam imperdiet molestie. Curabitur vehicula ante non urna molestie tristique. Cras egestas nunc quis ipsum tincidunt condimentum placerat diam ornare.</text:p>
      <text:p text:style-name="P1"><text:s/></text:p>
      <text:p text:style-name="P1">Duis in erat vel quam fringilla eleifend. Suspendisse rutrum sagittis neque, nec ultricies diam dapibus sit amet. Cum sociis natoque penatibus et magnis dis parturient montes, nascetur ridiculus mus. Cras bibendum tristique orci, vitae mattis ligula elementum id. Curabitur quis odio tortor, eu bibendum leo. Aenean eget orci eu lacus tempor vehicula non at risus. Nam luctus tempor nunc, ut vulputate elit aliquam vel. Nam tincidunt lacus ut ante sagittis eget luctus mauris lacinia. Integer ut venenatis erat. Maecenas vestibulum ipsum enim, non lacinia metus. Etiam vehicula, mi quis elementum euismod, enim mauris malesuada erat, ut blandit lorem risus a tellus.</text:p>
      <text:p text:style-name="P1"><text:s/></text:p>
      <text:p text:style-name="P1"><text:soft-page-break/>Mauris dignissim ante at nisl viverra nec fringilla nisi lobortis. Fusce dignissim ultrices libero eget pellentesque. Aliquam purus justo, commodo vel feugiat id, tristique nec elit. Maecenas consectetur aliquet hendrerit. Maecenas vel iaculis mi. Suspendisse bibendum hendrerit iaculis. Curabitur pulvinar nisi id nunc rhoncus sit amet dapibus diam semper. In non massa vitae felis pellentesque lacinia. Duis arcu est, molestie sit amet eleifend at, posuere eu lacus. Etiam tortor elit, bibendum in mattis at, sagittis sit amet erat.</text:p>
      <text:p text:style-name="P1"><text:s/></text:p>
      <text:p text:style-name="P1">Aenean aliquet tristique quam, eget feugiat diam condimentum at. Donec sit amet massa ipsum. Vestibulum sit amet rhoncus quam. Ut rutrum libero ac lacus ornare fermentum. Mauris molestie pharetra cursus. Mauris adipiscing felis sit amet dolor faucibus vitae euismod tortor mattis. Aliquam molestie, sem sit amet vulputate placerat, magna velit dignissim lacus, condimentum congue sapien libero ac nulla. Morbi sem ante, pretium sit amet sagittis in, placerat eu ligula. Donec non quam leo. Nulla facilisi. Nam consectetur, enim et pulvinar scelerisque, risus dolor mollis est, sed porttitor eros nisi eu enim. Nullam velit tortor, facilisis id luctus vel, vulputate vitae magna. Cras ante arcu, gravida aliquet condimentum sed, adipiscing at erat. Mauris fringilla tempor lacus eget faucibus.</text:p>
      <text:p text:style-name="P1"><text:s/></text:p>
      <text:p text:style-name="P1">Aenean malesuada ornare cursus. Nulla suscipit convallis enim ut pellentesque. Vivamus augue orci, posuere id congue non, consequat congue felis. Etiam ultricies dui eu nisi elementum eu rutrum massa fringilla. Aliquam dui est, mattis non fringilla a, interdum eget dolor. Nunc ac faucibus velit. Vivamus lacinia nisl nec magna aliquet tincidunt. Aliquam dictum risus et purus malesuada id sagittis arcu rhoncus. Maecenas sollicitudin congue mi, nec volutpat massa ullamcorper ut. Mauris id malesuada justo. Donec vitae tincidunt massa. Nunc adipiscing sollicitudin laoreet. Aliquam consectetur pellentesque lectus, at porttitor dolor mattis a. Pellentesque risus felis, eleifend tincidunt tristique vitae, consequat et tortor. Phasellus non nibh in nunc vulputate semper.</text:p>
      <text:p text:style-name="P1"><text:s/></text:p>
      <text:p text:style-name="P1">Fusce massa erat, varius ut feugiat in, consectetur vel arcu. Proin elementum tempor mollis. Cras dui mi, vulputate id egestas at, pharetra quis massa. Quisque ac mi eu tortor viverra adipiscing. Aliquam ac rhoncus nibh. Aliquam mollis laoreet justo quis gravida. Aliquam erat volutpat. Praesent molestie purus vitae orci pulvinar eleifend. Duis sed lorem id dui feugiat adipiscing. Aenean lobortis, mauris sed tincidunt adipiscing, mi dui scelerisque orci, id adipiscing enim sem et enim. Integer suscipit, justo eu varius vehicula, magna sem mattis lectus, non fermentum mi odio in metus. Integer ut augue lectus. Nullam accumsan ipsum a diam dictum condimentum.</text:p>
      <text:p text:style-name="P1"><text:s/></text:p>
      <text:p text:style-name="P1">Vestibulum odio sem, gravida nec ornare a, tempus eleifend odio. Nullam enim diam, vulputate non aliquet a, aliquam eget massa. Proin euismod rutrum lacus, non porta quam accumsan non. Praesent quis suscipit massa. Ut arcu est, sollicitudin ac fringilla vulputate, mollis malesuada lacus. Suspendisse potenti. Duis nec molestie quam. Suspendisse a nisi risus. Nulla eleifend pretium odio vitae sagittis. Nam sodales ullamcorper erat, ut scelerisque lacus volutpat vel. Donec urna quam, aliquam eget rutrum eu, laoreet accumsan dolor.</text:p>
      <text:p text:style-name="P1"><text:s/></text:p>
      <text:p text:style-name="P1">Proin sit amet mi ac est condimentum ultricies. In vel odio at felis tempus congue. Fusce semper congue dignissim. Praesent elit nunc, mattis sed fringilla sed, scelerisque at lorem. Vestibulum nulla sapien, feugiat sed pellentesque sed, tempus non sem. Etiam augue augue, vestibulum ac volutpat vitae, consequat sit amet urna. Vestibulum ut erat sed libero ullamcorper elementum a vel lectus. Donec tincidunt tincidunt egestas. Curabitur pretium, est a tristique porttitor, ante leo porta sapien, vel viverra ante purus at tellus. Proin a mi turpis.</text:p>
      <text:p text:style-name="P1"><text:s/></text:p>
      <text:p text:style-name="P1">Praesent at sem est. Ut libero arcu, consectetur at pharetra non, commodo vel neque. Morbi cursus lorem vitae lacus sollicitudin pulvinar. Nunc est ipsum, consequat ut pretium sit amet, molestie vitae purus. Curabitur tellus magna, pharetra quis vestibulum sed, consequat vel risus. Pellentesque mollis cursus urna, at hendrerit augue tincidunt tristique. Nam magna mauris, porttitor at porttitor id, pellentesque convallis purus.</text:p>
      <text:p text:style-name="P1"><text:s/></text:p>
      <text:p text:style-name="P1">Aliquam varius diam in est cursus ut dignissim lacus lacinia. Nulla facilisi. Pellentesque mollis ipsum eget justo porta pulvinar. Duis bibendum blandit dapibus. Nulla facilisi. Aenean ullamcorper erat quis augue tempor eget dignissim dolor ultrices. Curabitur vel libero a odio egestas scelerisque. Vestibulum sagittis, odio a hendrerit tempor, urna erat pretium diam, ac tincidunt urna erat in tellus.</text:p>
      <text:p text:style-name="P1"><text:s/></text:p>
      <text:p text:style-name="P1">In in arcu sem, quis rutrum nisi. Mauris eu neque consequat sapien consequat aliquam. Pellentesque fermentum viverra lorem dictum ultricies. Duis ut ipsum vitae dui malesuada commodo sit amet quis dui. Nunc et sem neque. Suspendisse dapibus eros non turpis lobortis ac ullamcorper arcu congue. Phasellus vel mi est, vitae mollis libero. Praesent sit amet diam ac tortor rhoncus sodales. Integer ac egestas augue. Proin vitae augue mi. Maecenas nec velit tellus.</text:p>
      <text:p text:style-name="P1"><text:s/></text:p>
      <text:p text:style-name="P1">Aliquam tempor erat eu nibh commodo dictum. Aenean viverra congue neque, quis aliquet erat sollicitudin pellentesque. Sed non enim orci, sit amet ullamcorper tellus. Nulla quis tortor id ipsum interdum sagittis in non turpis. Nullam sed nibh enim, a viverra mi. Pellentesque bibendum cursus rutrum. Praesent risus massa, pharetra in tincidunt sit amet, porta eu sem.</text:p>
      <text:p text:style-name="P1"><text:s/></text:p>
      <text:p text:style-name="P1">Proin in tellus urna, eu sagittis eros. Sed lacus mi, hendrerit ac mollis dignissim, vulputate non urna. Duis a libero non purus tincidunt viverra a vitae metus. Morbi posuere bibendum mauris nec tempus. Suspendisse eu nibh sit amet lectus facilisis aliquet in vel neque. Aliquam ornare velit ut mauris scelerisque eget faucibus felis rhoncus. Nulla diam nibh, ultricies quis rhoncus eget, sagittis eu ipsum.</text:p>
      <text:p text:style-name="P1"><text:s/></text:p>
      <text:p text:style-name="P1">Morbi malesuada dictum ante quis porta. Curabitur viverra ultricies elit, vitae sagittis nisi vulputate vel. Ut ipsum orci, adipiscing nec molestie eu, eleifend et purus. Proin eleifend dui et est condimentum sit amet ornare magna tincidunt. Ut quis neque non mi tincidunt scelerisque. Proin in felis est, eget dapibus erat. Mauris bibendum dolor in libero dapibus pharetra. Nam tristique elementum erat, id tristique arcu venenatis et. Praesent dictum massa quis metus faucibus tristique. Quisque tortor dolor, dignissim eget feugiat id, interdum at lectus. Nulla eget neque ut diam fermentum vestibulum. Proin blandit rutrum libero sed varius.</text:p>
      <text:p text:style-name="P1"><text:s/></text:p>
      <text:p text:style-name="P1">Nam at libero a lorem malesuada iaculis id eu arcu. Sed blandit malesuada lacus, quis euismod dolor auctor et. Praesent tincidunt, dolor sit amet adipiscing pulvinar, velit nulla euismod velit, eget ornare purus libero gravida tellus. Class aptent taciti sociosqu ad litora torquent per conubia nostra, per inceptos himenaeos. Suspendisse convallis tellus non nisi tempor rhoncus. Ut eu <text:soft-page-break/>convallis erat. Sed mauris mauris, rhoncus sed porttitor vel, lobortis quis ipsum. Nulla nisl orci, accumsan at placerat vitae, fermentum mattis ante. Quisque rhoncus facilisis nulla quis commodo.</text:p>
      <text:p text:style-name="P1"><text:s/></text:p>
      <text:p text:style-name="P1">Mauris quis facilisis orci. Etiam vel volutpat sem. Nam imperdiet sem tincidunt magna posuere vel pharetra felis molestie. Donec fringilla, velit eget tristique aliquam, erat metus fringilla elit, non vestibulum sem orci a magna. Nunc fermentum egestas lectus vel sodales. Proin eu condimentum mauris. Donec auctor metus sollicitudin sapien blandit faucibus. Vivamus faucibus libero nec urna gravida eget venenatis lectus posuere. Etiam in leo sit amet lorem tempor commodo vulputate at metus. Aenean molestie cursus mauris eget auctor. Proin mattis nisi eu lectus porta scelerisque. Mauris adipiscing, augue ac posuere scelerisque, quam metus tempus mi, et aliquet velit sem sed sapien.</text:p>
      <text:p text:style-name="P1"><text:s/></text:p>
      <text:p text:style-name="P1">Ut ligula felis, bibendum ut ullamcorper et, tempor blandit justo. Aliquam nec felis sapien, eu vehicula lectus. Integer auctor aliquam sapien, viverra fermentum ante euismod non. Nulla interdum, nunc id ultrices scelerisque, nibh erat fermentum urna, et semper orci dui in lorem. Vestibulum mollis neque nec nulla ultricies consectetur. Donec semper neque eu ipsum vehicula condimentum. Curabitur in sem ipsum, nec varius justo. Aliquam feugiat velit sed lacus tincidunt tincidunt venenatis nulla blandit. Suspendisse vel nibh sed est commodo placerat eu non leo. Nunc vel tellus ac ante varius suscipit. Proin vel est vitae metus rutrum rutrum.</text:p>
      <text:p text:style-name="P1"><text:s/></text:p>
      <text:p text:style-name="P1">Nam dictum malesuada nisl, id tincidunt velit iaculis a. Vestibulum tincidunt nunc non erat convallis sed commodo nisi elementum. Aliquam egestas, felis eu euismod blandit, dolor ipsum pellentesque mauris, quis posuere quam erat ac elit. Etiam tortor nulla, posuere vel adipiscing sit amet, mollis pulvinar nulla. Fusce diam lorem, sollicitudin ut condimentum nec, faucibus tincidunt metus. Nullam et elit porttitor sapien sagittis convallis. Mauris fermentum scelerisque elit nec lacinia. Cras nec erat dolor, sed congue diam. Phasellus sem lorem, luctus sed ornare sed, elementum eget tellus. Vivamus ac felis nulla, a fermentum eros.</text:p>
      <text:p text:style-name="P1"><text:s/></text:p>
      <text:p text:style-name="P1">In hac habitasse platea dictumst. Praesent porttitor lacus vitae neque dictum vestibulum. Nulla facilisi. Cras sed fringilla eros. Cras mattis ipsum a diam sollicitudin id molestie augue dapibus. Morbi dui elit, commodo vel tincidunt et, commodo ac sapien. Mauris molestie fermentum venenatis. Vestibulum hendrerit fermentum viverra. Duis varius semper lacinia. Aenean dictum, velit consectetur accumsan dignissim, nisl augue aliquam eros, quis bibendum nulla mauris sit amet felis. Cras lobortis dui non lorem congue sit amet ultricies sapien fringilla. Etiam at tincidunt metus. Aliquam sit amet odio dictum turpis mollis suscipit vel a massa. Integer ultrices nunc non lectus lobortis cursus. Proin facilisis vulputate justo, in rutrum est euismod vitae.</text:p>
      <text:p text:style-name="P1"><text:s/></text:p>
      <text:p text:style-name="P1">Aliquam nisl erat, cursus ac laoreet eget, luctus id arcu. Pellentesque vitae diam quis dolor dapibus rutrum eu at est. Suspendisse eget nisl justo, hendrerit bibendum dolor. Donec porttitor purus nec arcu hendrerit laoreet. Etiam sed mi non massa aliquam tempor sed eu est. Nullam euismod diam eget dui feugiat sollicitudin. Pellentesque non convallis elit. Fusce lobortis velit vel lectus faucibus nec elementum magna vehicula.</text:p>
      <text:p text:style-name="P1"><text:s/></text:p>
      <text:p text:style-name="P1">Fusce cursus, mauris sed tincidunt porta, leo arcu rhoncus augue, nec lacinia tellus augue quis purus. Quisque aliquet felis vitae dui molestie scelerisque. Curabitur in quam justo, at commodo enim. Nam vel nunc a ipsum molestie ultricies. Nullam luctus dapibus metus eget accumsan. Nam in enim posuere lorem mattis consectetur. Phasellus leo elit, imperdiet non gravida eu, condimentum non elit. Sed non turpis ante, sed molestie nulla. Proin est libero, pellentesque tempor scelerisque eu, imperdiet vitae purus.</text:p>
      <text:p text:style-name="P1"><text:s/></text:p>
      <text:p text:style-name="P1">Suspendisse potenti. Curabitur malesuada leo eu lacus feugiat pretium sed sit amet libero. Nam non dolor purus, in malesuada justo. Phasellus sagittis eros nec erat mollis vestibulum. Phasellus nec odio nisi. Integer libero lorem, tempus at pulvinar nec, feugiat vitae felis. Maecenas eu felis dolor. Aenean rhoncus venenatis arcu ac varius. Vivamus egestas lacinia eros, suscipit faucibus ipsum condimentum eget. Fusce auctor diam id felis rutrum scelerisque. Praesent commodo massa vel eros ullamcorper dignissim facilisis dolor elementum. Suspendisse dictum, mi sed posuere auctor, mi dolor adipiscing massa, non adipiscing metus ante quis odio. Morbi scelerisque volutpat interdum. Suspendisse potenti.</text:p>
      <text:p text:style-name="P1"><text:s/></text:p>
      <text:p text:style-name="P1">Integer ut vulputate nibh. Nam lobortis lacus ac velit sollicitudin quis ullamcorper nisl commodo. Proin vitae pellentesque mauris. Quisque mauris quam, gravida ac dignissim at, ornare vitae ligula. Nam accumsan est eu ante pellentesque sed rutrum nisl porttitor. Nullam in tortor id leo bibendum tristique. Phasellus posuere commodo faucibus. Cras id sem non justo fermentum blandit. Cras a ligula quis mi luctus volutpat eget eu augue. Aliquam erat volutpat. Aliquam at augue tristique mauris suscipit vehicula. Praesent pellentesque accumsan hendrerit. Aliquam erat volutpat. Nullam convallis risus ut turpis placerat quis pellentesque mi porta. In leo felis, luctus elementum cursus dignissim, aliquam sit amet tellus.</text:p>
      <text:p text:style-name="P1"><text:s/></text:p>
      <text:p text:style-name="P1">Vivamus sit amet vestibulum metus. Nam id pharetra augue. Duis ac rutrum lacus. Integer aliquet accumsan felis, ut molestie lacus blandit sed. Phasellus dapibus dolor eu mauris euismod dictum. Cras tempus lobortis nulla eu auctor. Nullam pulvinar tincidunt faucibus.</text:p>
      <text:p text:style-name="P1"><text:s/></text:p>
      <text:p text:style-name="P1">Praesent at mi sit amet neque imperdiet pretium sed ac sapien. Cras id ligula fringilla leo adipiscing tincidunt ac non est. Quisque commodo, diam sed interdum egestas, mi mauris tristique nibh, vel dignissim erat risus at nunc. Mauris non massa lacus. Donec elit neque, laoreet sit amet euismod et, tincidunt vel diam. Morbi elit nibh, pellentesque et porttitor sed, sollicitudin lacinia sapien. Mauris quis urna nec elit porta rhoncus. Vestibulum sit amet purus ut lectus hendrerit tincidunt. Nam vehicula, odio lacinia consequat venenatis, arcu justo tristique tortor, ut pellentesque augue ipsum a magna.</text:p>
      <text:p text:style-name="P1"><text:s/></text:p>
      <text:p text:style-name="P1">Aliquam porttitor mattis neque, in facilisis sapien egestas nec. Sed lobortis nibh ac ipsum sodales eget pellentesque est commodo. Nunc urna risus, aliquet vitae dignissim quis, fringilla cursus ipsum. Nunc hendrerit nisi vel diam feugiat nec condimentum leo tristique. Aliquam sagittis, arcu eget cursus pharetra, orci massa mollis arcu, at lobortis dolor mauris sed enim. Sed semper rhoncus mauris, sit amet viverra metus scelerisque vel. Nullam id risus convallis nisi semper placerat. In interdum congue laoreet. Sed laoreet, felis quis faucibus laoreet, orci lacus pretium erat, et mattis quam nibh id risus. Donec mattis, erat sed ornare vulputate, velit augue auctor arcu, nec ullamcorper neque nunc sed turpis. Cras fringilla risus quis ligula ullamcorper et pretium mi pretium.</text:p>
      <text:p text:style-name="P1"><text:s/></text:p>
      <text:p text:style-name="P1"><text:soft-page-break/>Suspendisse potenti. Phasellus convallis, nisi eu cursus blandit, metus enim aliquet justo, eu dapibus eros ante eget dui. Mauris mollis cursus nisl non sodales. Duis in metus ac tellus vestibulum pellentesque. Lorem ipsum dolor sit amet, consectetur adipiscing elit. Duis ac sodales massa. Integer hendrerit faucibus augue, et dignissim urna placerat id. Cras faucibus diam in dui placerat ut luctus leo cursus. Suspendisse id ultrices ligula.</text:p>
      <text:p text:style-name="P1"><text:s/></text:p>
      <text:p text:style-name="P1">Integer nisl nisl, luctus in hendrerit id, accumsan in tellus. Sed ut justo ut lacus aliquam placerat nec nec nibh. Aliquam erat volutpat. Pellentesque habitant morbi tristique senectus et netus et malesuada fames ac turpis egestas. In nunc arcu, porta nec scelerisque eget, malesuada nec arcu. Ut at mattis magna. Pellentesque tristique mi id nunc commodo semper. Sed eu orci nisl. Proin molestie convallis velit sed fermentum. Maecenas nec sapien nulla.</text:p>
      <text:p text:style-name="P1"><text:s/></text:p>
      <text:p text:style-name="P1">Proin volutpat erat sed arcu tempus rutrum. Aenean adipiscing mi cursus nisi sodales congue non et sapien. Duis consectetur, tortor at fringilla euismod, dui dui rutrum justo, vitae faucibus risus magna eget sem. Phasellus tincidunt fringilla ante, eget mattis turpis vestibulum eget. Morbi non metus massa, vel aliquam velit. Aliquam auctor iaculis nulla vitae pretium. Integer augue sem, lacinia vel semper interdum, tempus et libero. Donec lobortis faucibus condimentum. Quisque libero dui, interdum eget varius ut, feugiat sed odio. Sed id tortor sit amet nisl elementum viverra sit amet auctor enim. Duis eget eros eu risus adipiscing rutrum vel non neque. Donec tristique sapien quis elit porta tincidunt. Sed sollicitudin cursus molestie. Duis sit amet blandit velit.</text:p>
      <text:p text:style-name="P1"><text:s/></text:p>
      <text:p text:style-name="P1">Vivamus sapien nibh, consequat in iaculis eget, congue et nunc. Mauris tincidunt nibh vitae enim congue in ornare sem consectetur. Proin elementum, dolor at rhoncus semper, sapien est molestie nulla, a malesuada ligula lorem ac urna. Integer a dapibus leo. Pellentesque dolor nulla, posuere vehicula pulvinar tincidunt, dignissim a diam. Nam dolor metus, facilisis eu suscipit id, consectetur ut nibh. Proin et cursus tortor. Curabitur ornare ultricies consectetur. Morbi venenatis consectetur elementum. Quisque accumsan posuere massa, in ultricies turpis porta sit amet. Ut rhoncus placerat orci nec vestibulum. Etiam scelerisque, tellus at sodales laoreet, est ante blandit nisi, vel volutpat augue eros sed diam. Etiam metus arcu, semper sed molestie ullamcorper, tristique ac velit. Proin ut felis in massa euismod sagittis. Morbi eget nunc a risus dignissim eleifend ac vel massa. Suspendisse potenti.</text:p>
      <text:p text:style-name="P1"><text:s/></text:p>
      <text:p text:style-name="P1">Cum sociis natoque penatibus et magnis dis parturient montes, nascetur ridiculus mus. Nulla blandit, ligula viverra consequat volutpat, turpis sapien imperdiet lacus, tincidunt dictum metus magna eget diam. Nam venenatis tellus eu erat aliquam vitae tincidunt velit aliquam. Nullam libero nunc, cursus nec sodales volutpat, fermentum vel sem. Nulla diam augue, iaculis sit amet dignissim non, auctor rhoncus tellus. Mauris accumsan sapien eu dolor imperdiet interdum imperdiet eros sollicitudin. Nam et purus mauris, et convallis sem. Nullam dolor massa, tristique eu fringilla quis, sagittis vel urna. Suspendisse sagittis blandit felis, quis fringilla mi lacinia ac. Nulla ac purus diam. Phasellus sagittis mollis eros, nec dapibus neque adipiscing in. Vivamus sagittis viverra neque, in suscipit nisl molestie ut. Aliquam ut libero augue.</text:p>
      <text:p text:style-name="P1"><text:s/></text:p>
      <text:p text:style-name="P1">Cum sociis natoque penatibus et magnis dis parturient montes, nascetur ridiculus mus. Phasellus aliquet fermentum sapien, vel pellentesque dolor porta at. Sed egestas lacus ac nisi mollis feugiat. Donec ultrices, nisi et bibendum imperdiet, arcu magna malesuada purus, et eleifend libero leo vitae ipsum. Phasellus pharetra elementum porta. Suspendisse orci turpis, ullamcorper in euismod at, interdum rhoncus metus. Proin eros neque, consectetur at sollicitudin sed, posuere vel leo. Donec ac orci sed ante volutpat posuere in quis sapien.</text:p>
      <text:p text:style-name="P1"><text:s/></text:p>
      <text:p text:style-name="P1">Vestibulum adipiscing tincidunt quam, quis condimentum ligula ullamcorper a. Integer condimentum odio eget urna viverra ornare. Cras sit amet nulla arcu. Curabitur eu erat leo. Sed tincidunt lacinia ligula. Phasellus quam lectus, lobortis id accumsan at, laoreet non ante. Nunc magna sem, elementum iaculis posuere sed, tincidunt vel metus. Nunc nec justo non leo dictum molestie in eu quam. Nulla dui eros, euismod vehicula convallis in, ultricies vel odio. Fusce vehicula sem id diam ultrices quis semper neque faucibus. Nunc gravida vulputate facilisis. Sed convallis semper dictum. Integer cursus dui a lectus viverra dignissim. Suspendisse nec nisl non lacus semper elementum in quis magna. Donec vitae nulla vel turpis ornare ullamcorper ut ac est.</text:p>
      <text:p text:style-name="P1"><text:s/></text:p>
      <text:p text:style-name="P1">Vivamus tincidunt ante tempor sem cursus vel iaculis nisl rutrum. Nulla facilisi. In ultrices massa eu magna interdum feugiat. Integer ut velit at sem rutrum lobortis. Vivamus urna erat, varius ornare iaculis id, sodales semper nisl. Sed fringilla arcu id enim varius et hendrerit sapien faucibus. Donec tincidunt fermentum molestie. Donec gravida magna feugiat tellus dapibus rhoncus at et felis. Pellentesque a eros quis orci molestie iaculis. Sed eget aliquet nunc.</text:p>
      <text:p text:style-name="P1"><text:s/></text:p>
      <text:p text:style-name="P1">Etiam euismod ultrices quam. Duis bibendum tristique arcu in tincidunt. Nulla eu velit id mi commodo varius accumsan sit amet augue. Nunc non libero in nulla consectetur convallis. Morbi justo magna, dapibus a hendrerit sit amet, posuere ut ligula. Donec et augue nec nunc cursus mollis eget a arcu. Maecenas molestie, risus at sagittis commodo, nibh est scelerisque arcu, blandit tincidunt ante leo non purus. Mauris sollicitudin eros ac dolor fermentum ac blandit ante posuere. Proin non fermentum nisi. Integer convallis felis in erat ornare varius. Nunc vel lorem justo, mollis aliquam nisl.</text:p>
      <text:p text:style-name="P1"><text:s/></text:p>
      <text:p text:style-name="P1">Quisque in ipsum elementum ante sagittis cursus a sit amet mi. Cras tristique enim eu eros eleifend accumsan. Aenean cursus, tortor ut commodo dictum, diam leo placerat nisl, eget euismod neque nisi vitae eros. Fusce iaculis urna vitae turpis fermentum volutpat. Duis sed orci ut ipsum tincidunt vehicula laoreet pellentesque massa. Praesent eu eros non enim scelerisque ultrices. Donec molestie commodo erat, et sollicitudin ante porttitor ac. Proin mauris nibh, pretium non semper vitae, elementum ut est. Nulla quis lorem eu enim feugiat mollis. Aliquam rutrum nunc at mi porttitor vel tincidunt arcu venenatis. Fusce fringilla mollis leo, vel congue mauris malesuada in. Duis ultricies ullamcorper erat eget ornare. Proin in nulla pulvinar mi bibendum iaculis id nec risus.</text:p>
      <text:p text:style-name="P1"><text:s/></text:p>
      <text:p text:style-name="P1">Suspendisse vehicula faucibus est, non imperdiet massa varius et. Praesent at ipsum et magna ultrices condimentum. Fusce pharetra mattis nulla eget semper. Phasellus rutrum, neque vel mollis tempus, libero elit volutpat felis, tempus posuere ipsum ligula quis tellus. Aliquam nisl mi, aliquet eu mattis sodales, adipiscing congue lorem. Donec in sapien eu metus mattis aliquam vitae id turpis. Donec vehicula, erat non pellentesque accumsan, nibh turpis eleifend magna, vitae condimentum ligula tellus in neque. Nullam commodo tempor leo ac fermentum. Quisque massa lacus, vehicula et blandit vitae, facilisis nec odio.</text:p>
      <text:p text:style-name="P1"><text:s/></text:p>
      <text:p text:style-name="P1"><text:soft-page-break/>Cras vulputate, lacus at pellentesque accumsan, ante tortor egestas nunc, id laoreet nunc magna in est. Sed id viverra nisl. Proin semper mi lectus. Mauris odio orci, varius sed gravida vel, volutpat sed sem. Integer leo lorem, mollis at hendrerit ac, blandit ac erat. Aliquam dictum ante eget augue tempor eget imperdiet enim tempus. Aliquam ac nisi commodo sem mollis porttitor. Fusce dolor felis, viverra at sollicitudin in, gravida vitae nibh. Phasellus fermentum malesuada neque ac vestibulum. Nunc posuere auctor nisi, at ullamcorper nisi aliquet eget. Mauris facilisis rutrum dui sed sagittis. Quisque convallis dictum odio hendrerit porta.</text:p>
      <text:p text:style-name="P1"><text:s/></text:p>
      <text:p text:style-name="P1">Curabitur fermentum luctus metus, ut hendrerit risus rutrum vel. Cras euismod blandit nisl, eget faucibus purus dictum in. Sed eget suscipit lorem. Vivamus in mi nisi. Vivamus malesuada elementum urna id scelerisque. Maecenas massa magna, egestas non tristique non, convallis ut nisl. Vestibulum ante ipsum primis in faucibus orci luctus et ultrices posuere cubilia Curae; Phasellus ornare, velit mollis pellentesque bibendum, urna ante sodales purus, ut tempus neque purus eget enim. Lorem ipsum dolor sit amet, consectetur adipiscing elit. Duis posuere cursus nulla vitae volutpat. Quisque quis metus in nisi vulputate placerat eget ut lectus. Aliquam pellentesque, tortor eget auctor bibendum, eros lectus pulvinar diam, et imperdiet ligula nunc at elit. Nullam malesuada libero et justo laoreet sodales. Donec euismod turpis eu metus sodales sodales. In pretium urna ac risus mattis fringilla.</text:p>
      <text:p text:style-name="P1"><text:s/></text:p>
      <text:p text:style-name="P1">Aliquam ipsum neque, aliquam et pulvinar sed, consequat ac arcu. Morbi pulvinar nisi ut massa vulputate placerat. In placerat, nulla non elementum rhoncus, purus velit pellentesque leo, vitae scelerisque lectus dui et tellus. Ut sagittis rhoncus turpis, quis volutpat velit tempus at. Donec ullamcorper ornare turpis, tincidunt elementum lacus consequat sed. Mauris eget porttitor metus. Vestibulum ante ipsum primis in faucibus orci luctus et ultrices posuere cubilia Curae; Proin sollicitudin urna nec orci sollicitudin eu semper dui adipiscing. Aenean sit amet lacus et massa dictum suscipit. Phasellus consequat vulputate eros sed dictum.</text:p>
      <text:p text:style-name="P1"><text:s/></text:p>
      <text:p text:style-name="P1">Ut blandit lobortis metus, eget gravida arcu ornare non. Curabitur sagittis varius lorem, ut tincidunt nulla aliquet ac. Integer consectetur, lectus ac tincidunt pretium, libero orci bibendum magna, eget varius est sapien non purus. Integer blandit tincidunt auctor. Cras eget luctus nunc. Ut lobortis ante at justo varius iaculis. In nisi urna, euismod in malesuada malesuada, adipiscing a libero. Etiam volutpat ullamcorper odio.</text:p>
      <text:p text:style-name="P1"><text:s/></text:p>
      <text:p text:style-name="P1">Maecenas elit arcu, malesuada sed adipiscing eu, elementum at urna. Nulla lacus elit, lacinia in vestibulum nec, tincidunt vitae dolor. Nam orci massa, egestas a sodales et, laoreet ac nisi. In molestie turpis sit amet nunc ornare feugiat. Suspendisse lobortis luctus libero. Phasellus a nunc nisi. Ut sit amet risus leo. Fusce sodales, elit quis scelerisque hendrerit, felis dui mollis elit, quis feugiat dui turpis ac dolor. Nullam nisl turpis, tempus sit amet porta in, elementum quis nibh. Sed vulputate dui nec est rutrum non bibendum lacus aliquet. Mauris non massa tellus.</text:p>
      <text:p text:style-name="P1"><text:s/></text:p>
      <text:p text:style-name="P1">Quisque sed justo eu elit commodo accumsan. Vivamus id tortor vitae turpis aliquet venenatis ac a sem. Nam erat magna, consequat in ultrices sit amet, consequat a turpis. Quisque vel eleifend tellus. Proin semper viverra metus, nec venenatis quam volutpat sit amet. Donec imperdiet pretium nibh, eu ullamcorper mauris tristique et. Class aptent taciti sociosqu ad litora torquent per conubia nostra, per inceptos himenaeos. In hac habitasse platea dictumst. Vivamus lobortis consectetur odio in lacinia. Fusce tristique facilisis risus sed convallis. Praesent hendrerit libero non nulla tempus nec auctor tellus tincidunt. Donec ultricies urna sed quam mollis sodales id ac lectus. Duis consequat eleifend sem, vitae ultrices nisl blandit mattis.</text:p>
      <text:p text:style-name="P1"><text:s/></text:p>
      <text:p text:style-name="P1">Aenean tortor metus, eleifend vitae pellentesque et, adipiscing a nulla. Aliquam tellus erat, blandit vitae pretium ac, condimentum sed dolor. Curabitur tortor nibh, facilisis eu congue nec, ultricies quis velit. In dolor leo, facilisis at pretium nec, suscipit eu tellus. In hac habitasse platea dictumst. Cras tellus nisi, sollicitudin non vulputate non, varius non nibh. In eu justo a eros sollicitudin fringilla. Quisque tincidunt massa non eros tristique vehicula. Aliquam a risus sed arcu cursus accumsan a at nisl. Donec dignissim euismod dui vitae venenatis. Etiam tempus imperdiet nisl, in adipiscing lacus molestie eget. Proin ipsum orci, mattis eu faucibus ac, faucibus at mauris.</text:p>
      <text:p text:style-name="P1"><text:s/></text:p>
      <text:p text:style-name="P1">Phasellus luctus, sapien eget ullamcorper gravida, nulla nunc fermentum sem, a congue sapien arcu quis tortor. Pellentesque felis nisl, consectetur in laoreet quis, elementum id nisi. In euismod ipsum quis metus vulputate aliquam. Maecenas in neque eros, vitae ultricies erat. Phasellus varius diam ultrices sem mattis a posuere augue convallis. Mauris mauris orci, pharetra at sodales eu, fringilla vitae eros. Aenean tortor neque, pellentesque a pellentesque pulvinar, ultricies quis nulla. Nulla at cursus orci. Donec at dapibus diam. Morbi in nulla at magna blandit pharetra. Praesent vulputate ullamcorper mi ac dapibus.</text:p>
      <text:p text:style-name="P1"><text:s/></text:p>
      <text:p text:style-name="P1">Integer elit mauris, adipiscing non imperdiet in, ullamcorper quis eros. Integer semper blandit est. Aenean id lectus sed nisi varius rhoncus. Pellentesque molestie arcu quis ligula tincidunt vulputate. Nullam tortor orci, cursus nec condimentum non, dignissim eu sem. Duis eros orci, congue aliquam rutrum vitae, ullamcorper vitae sapien. Vestibulum sagittis, diam eu fermentum tempus, ipsum urna imperdiet est, ac pharetra dui leo sit amet mauris.</text:p>
      <text:p text:style-name="P1"><text:s/></text:p>
      <text:p text:style-name="P1">In suscipit faucibus molestie. Pellentesque commodo pulvinar tortor eget dictum. Donec eget risus vitae nulla auctor consectetur id non libero. Cras sit amet mauris quis tortor eleifend viverra id sit amet nulla. Donec vel nisl felis. Nulla cursus dolor et mauris viverra laoreet. Curabitur eu metus non quam venenatis posuere. Nullam placerat, magna a malesuada auctor, massa orci elementum lectus, eu lacinia sem enim nec eros. Mauris diam lorem, posuere in adipiscing sit amet, congue vitae tortor. Maecenas posuere elit ut ipsum pulvinar cursus. Morbi vel vulputate turpis. Ut accumsan tellus et orci aliquet consequat.</text:p>
      <text:p text:style-name="P1"><text:s/></text:p>
      <text:p text:style-name="P1">Curabitur nisl neque, adipiscing pulvinar faucibus sit amet, ultricies vitae risus. Vestibulum hendrerit consectetur libero, quis pretium libero convallis ultricies. Phasellus porta mi sed nisl auctor commodo. Curabitur gravida, elit at adipiscing iaculis, nunc velit aliquam risus, at congue metus orci vitae sapien. Donec lacinia, tellus sed mollis tristique, justo orci ultricies lorem, eu volutpat erat nisl blandit diam. Praesent massa massa, imperdiet ac elementum in, posuere non augue. Vestibulum rutrum lacus vitae sapien pellentesque dictum. Nullam ut libero velit.</text:p>
      <text:p text:style-name="P1"><text:s/></text:p>
      <text:p text:style-name="P1">Donec sodales rutrum aliquam. Suspendisse commodo sapien sed tortor commodo non mattis sem faucibus. Sed commodo, leo sed commodo interdum, ipsum massa convallis est, tristique tristique odio sapien non felis. Morbi sodales rutrum nisi vel egestas. Sed <text:soft-page-break/>fermentum justo ut lorem dignissim dictum. Aenean eget nisl id mauris porta aliquam non non sapien. Phasellus commodo leo quis ligula gravida accumsan. Quisque et ante elit, id vehicula risus. Suspendisse urna erat, adipiscing vel rutrum facilisis, blandit eget nisl. Proin vel est quis mi facilisis facilisis vitae in ante. Donec varius dictum dapibus.</text:p>
      <text:p text:style-name="P1"><text:s/></text:p>
      <text:p text:style-name="P1">Nulla facilisi. Suspendisse diam leo, posuere eget aliquet quis, interdum id magna. Sed in scelerisque erat. Proin gravida consectetur ligula eu vestibulum. Sed auctor felis tempus nibh consequat ultricies. Ut at neque erat. Proin consectetur urna vitae neque ultricies tristique.</text:p>
      <text:p text:style-name="P1"><text:s/></text:p>
      <text:p text:style-name="P1">Sed sit amet justo dui, eu elementum velit. Suspendisse est erat, tempus non pretium in, varius lacinia nibh. Nam sodales velit eu mauris hendrerit tempus. Fusce porta molestie sem, fermentum sagittis mi laoreet quis. Nunc porta, mi non accumsan fermentum, felis leo bibendum turpis, a rhoncus nibh diam egestas nibh. Phasellus turpis nisi, aliquam quis porta ac, blandit a nisl. Vestibulum sit amet nunc mi, id consequat dui. Morbi fringilla fringilla nulla vel ultrices. In hac habitasse platea dictumst. Curabitur faucibus orci at enim laoreet ultricies. Sed mollis malesuada lorem at rhoncus. Pellentesque in nunc aliquam mauris faucibus luctus. Aenean vel nulla sed ligula sodales consectetur. Fusce a dui nec libero malesuada elementum. Nullam nec mauris mattis magna porta bibendum. Curabitur gravida arcu imperdiet diam pharetra dapibus.</text:p>
      <text:p text:style-name="P1"><text:s/></text:p>
      <text:p text:style-name="P1">Cum sociis natoque penatibus et magnis dis parturient montes, nascetur ridiculus mus. Quisque euismod luctus ipsum, quis laoreet dui laoreet in. Nullam erat lacus, lobortis ac consequat nec, ornare sed metus. Quisque non purus eget felis tempus vulputate id et turpis. Etiam laoreet egestas justo quis facilisis. Cras ante massa, vehicula at placerat ullamcorper, posuere non arcu. Nam quis justo at arcu semper fringilla. Nunc metus neque, viverra rhoncus varius consequat, iaculis quis mauris. Sed eu elementum neque. Sed ut porta nulla. Nulla fringilla nisi eget massa mattis venenatis. Nam tempor nisi ac lorem mattis euismod. Proin consectetur sem vestibulum justo lacinia rutrum.</text:p>
      <text:p text:style-name="P1"><text:s/></text:p>
      <text:p text:style-name="P1">Nunc tempor tortor at dolor semper sodales. Lorem ipsum dolor sit amet, consectetur adipiscing elit. Fusce tortor enim, tincidunt nec varius vel, accumsan nec libero. In eleifend pharetra sapien, vel porttitor sapien fermentum sed. Curabitur eu felis ac felis pellentesque euismod faucibus sed tellus. Donec ipsum dui, posuere in malesuada a, dictum ac velit. Etiam leo ante, dignissim a gravida a, malesuada nec massa. Suspendisse aliquet elit et dui tincidunt ornare.</text:p>
      <text:p text:style-name="P1"><text:s/></text:p>
      <text:p text:style-name="P1">Donec eu nisl lectus. Suspendisse posuere posuere augue in pellentesque. Class aptent taciti sociosqu ad litora torquent per conubia nostra, per inceptos himenaeos. Sed euismod neque at justo tempor semper. In commodo velit in ipsum sollicitudin pharetra. Donec varius ultrices dolor, nec pulvinar eros viverra eget. Curabitur mollis sodales lectus in aliquam. Curabitur imperdiet porttitor luctus.</text:p>
      <text:p text:style-name="P1"><text:s/></text:p>
      <text:p text:style-name="P1">Aenean porttitor justo ut metus convallis congue. Etiam et nunc diam, non dapibus est. Fusce ac tellus odio, non dapibus mi. Phasellus molestie luctus dapibus. Cras in feugiat nibh. Donec eros erat, adipiscing non rhoncus ut, placerat ut lorem. Sed et turpis eros. Etiam sodales felis vitae est pellentesque hendrerit. Vivamus et nisi et augue posuere ornare. Nulla lorem lacus, vestibulum ut rhoncus at, pulvinar aliquet magna. Nam quis tincidunt lectus. Fusce non aliquam tortor. Aliquam erat volutpat. Etiam ut arcu in leo ultricies aliquam. Curabitur porttitor lorem ac sapien venenatis quis ultrices dolor posuere.</text:p>
      <text:p text:style-name="P1"><text:s/></text:p>
      <text:p text:style-name="P1">Aenean aliquam purus nec nunc tristique consequat. Vivamus eget mauris arcu. In sed tortor nunc, quis cursus libero. Aenean in nulla mi, et iaculis neque. Lorem ipsum dolor sit amet, consectetur adipiscing elit. Quisque sed arcu eget metus scelerisque bibendum sed vel tellus. Duis non arcu a tellus congue ultricies sit amet sed lectus. Nulla facilisi. Donec aliquet, metus rhoncus malesuada venenatis, sapien eros euismod nulla, quis elementum erat leo tempor odio. Integer id metus ut nulla hendrerit euismod. Quisque luctus cursus malesuada. Cras volutpat consequat cursus.</text:p>
      <text:p text:style-name="P1"><text:s/></text:p>
      <text:p text:style-name="P1">Nulla facilisi. Donec faucibus, quam non fringilla lobortis, mauris felis aliquet nisi, in interdum tortor risus vel mauris. Ut scelerisque, eros et posuere pellentesque, mi sem vulputate metus, et ornare felis lorem vitae massa. Ut odio leo, placerat a pellentesque fermentum, porta eu nisi. Quisque vestibulum volutpat turpis, a vulputate lorem tincidunt sed. Etiam sit amet porta quam. Fusce posuere, velit nec ultrices blandit, lectus ligula condimentum odio, id ullamcorper erat lectus ac lectus. Suspendisse potenti. Morbi fringilla arcu metus.</text:p>
      <text:p text:style-name="P1"><text:s/></text:p>
      <text:p text:style-name="P1">Fusce in euismod leo. Mauris non nulla urna, ac dapibus urna. Lorem ipsum dolor sit amet, consectetur adipiscing elit. Aliquam lobortis elit sed lacus volutpat dignissim. Curabitur convallis lacus vel magna posuere venenatis. Morbi placerat facilisis lacus, et ultrices nisi faucibus at. Maecenas arcu justo, tristique eu consequat in, vulputate eget enim. Sed dui turpis, malesuada rhoncus accumsan nec, porta et purus. Cras ornare pretium egestas. Proin tincidunt posuere sapien in tincidunt. Maecenas porttitor est dignissim neque ullamcorper non fermentum leo ultrices. Suspendisse scelerisque diam a purus pulvinar tincidunt blandit arcu condimentum. Donec in ante quis est porttitor ornare et sit amet massa. Nulla vel enim nisi, at aliquet leo. Aliquam semper, libero vitae fermentum imperdiet, dui nibh bibendum odio, ac malesuada nunc est ut nisl.</text:p>
      <text:p text:style-name="P1"><text:s/></text:p>
      <text:p text:style-name="P1">Nullam mauris eros, placerat eget pellentesque quis, bibendum mollis enim. Lorem ipsum dolor sit amet, consectetur adipiscing elit. Nulla ut leo vitae tellus sollicitudin lobortis nec ut metus. Nunc quis erat vel magna commodo consequat accumsan sed dolor. Aenean varius varius felis, eu scelerisque massa varius sed. Sed volutpat posuere tellus ut hendrerit. Morbi rhoncus est sit amet enim accumsan in dapibus dui dapibus. Etiam consequat velit sed enim pharetra vestibulum id ac ante. Aliquam non felis augue, in fermentum purus. Morbi massa mauris, viverra sed scelerisque eget, condimentum at lectus. Nulla tincidunt vestibulum mauris vel aliquet. Mauris molestie, lacus sit amet lacinia pulvinar, dui sem venenatis mi, vitae scelerisque odio nulla non nibh.</text:p>
      <text:p text:style-name="P1"><text:s/></text:p>
      <text:p text:style-name="P1">Nullam volutpat dictum tincidunt. Class aptent taciti sociosqu ad litora torquent per conubia nostra, per inceptos himenaeos. Quisque hendrerit venenatis dolor. Integer tempor ornare metus sed elementum. Vestibulum iaculis tincidunt tincidunt. Quisque commodo sapien arcu. In lorem eros, facilisis sit amet dignissim at, congue id urna. Proin sagittis magna at leo bibendum interdum. Praesent ultricies scelerisque ante. Nulla nec imperdiet magna. Nam eu mi magna. Fusce ut nibh justo. Nullam sed risus luctus tellus vehicula tempor id in tellus. Nam dignissim est sed purus feugiat <text:soft-page-break/>porttitor. Curabitur tincidunt, libero quis pellentesque molestie, purus magna placerat dui, quis mollis diam justo ac orci. In massa tellus, pulvinar a tincidunt eu, porttitor at lacus.</text:p>
      <text:p text:style-name="P1"><text:s/></text:p>
      <text:p text:style-name="P1">Maecenas eros arcu, scelerisque in tincidunt in, pretium pretium quam. In hac habitasse platea dictumst. Etiam nibh sem, laoreet id gravida sit amet, pharetra non ipsum. In at urna ac mi consequat ultrices eget vitae odio. Pellentesque commodo est vitae eros hendrerit molestie. Donec blandit fringilla fringilla. Morbi consequat metus id turpis pulvinar fringilla. Donec odio tortor, mollis sit amet ultrices eget, scelerisque et lacus. Vivamus vitae ligula mauris, eu placerat quam.</text:p>
      <text:p text:style-name="P1"><text:s/></text:p>
      <text:p text:style-name="P1">Ut mattis neque vel lacus congue vehicula vitae a orci. Quisque vitae convallis urna. Nullam ipsum quam, auctor vel convallis eu, sodales sit amet ante. Pellentesque consequat nibh a leo semper a suscipit quam imperdiet. Praesent pellentesque sapien quis dui lacinia fermentum. Maecenas gravida ultricies tellus vestibulum ultricies. In eget malesuada nibh. Quisque dignissim scelerisque magna, sit amet pharetra risus luctus id.</text:p>
      <text:p text:style-name="P1"><text:s/></text:p>
      <text:p text:style-name="P1">Sed non quam est. Quisque ante ipsum, condimentum at consectetur et, malesuada vitae ipsum. Quisque et purus vel nisl feugiat mattis quis vitae leo. Quisque lorem augue, semper sit amet commodo quis, posuere et tellus. Morbi dignissim purus id nunc consequat posuere. Nulla id justo vitae nunc rhoncus imperdiet. Mauris nulla mi, sagittis eu dictum id, pharetra sit amet neque. Phasellus malesuada blandit turpis vel elementum. Etiam id imperdiet lacus.</text:p>
      <text:p text:style-name="P1"><text:s/></text:p>
      <text:p text:style-name="P1">Cum sociis natoque penatibus et magnis dis parturient montes, nascetur ridiculus mus. Vestibulum ante ipsum primis in faucibus orci luctus et ultrices posuere cubilia Curae; Donec velit mauris, fermentum vitae sollicitudin id, sagittis a purus. Nunc mattis turpis eu enim sodales non congue tortor vehicula. Maecenas non ligula sit amet eros laoreet interdum non ut lectus. Suspendisse luctus purus sollicitudin orci cursus a auctor ipsum placerat. Donec varius tortor eget metus elementum ultricies. Aliquam rutrum vehicula neque sit amet tincidunt.</text:p>
      <text:p text:style-name="P1"><text:s/></text:p>
      <text:p text:style-name="P1">Quisque vehicula fermentum velit, at dignissim dui lacinia vel. Maecenas vel risus massa, at viverra felis. Nunc sodales lorem ac risus consectetur imperdiet. Suspendisse potenti. Donec molestie urna sed lectus cursus tincidunt eu vitae ipsum. Nunc ut pellentesque dui. Aliquam tincidunt congue nunc id convallis. Vivamus ac lectus egestas neque interdum pellentesque. Sed ac urna at metus tempor placerat. Donec vel erat nec dolor fermentum aliquam non at massa. Suspendisse urna elit, iaculis vel sagittis nec, elementum nec ipsum. Maecenas ac tortor nisi, sit amet vestibulum est.</text:p>
      <text:p text:style-name="P1"><text:s/></text:p>
      <text:p text:style-name="P1">Praesent condimentum orci in dui faucibus pharetra. Nulla ultrices eros vitae lacus tempus ac euismod turpis tempor. Pellentesque rhoncus, mi non molestie placerat, nibh elit tincidunt magna, eget posuere est sem nec est. In libero nulla, auctor id lacinia vel, imperdiet non massa. Pellentesque sit amet leo lorem, vel viverra mauris. Nullam viverra dui at ligula dictum iaculis facilisis lacus auctor. Curabitur interdum, eros sit amet semper semper, eros sem rhoncus magna, sed condimentum ligula elit et eros.</text:p>
      <text:p text:style-name="P1"><text:s/></text:p>
      <text:p text:style-name="P1">Aenean ullamcorper dignissim neque, ut tempor nulla condimentum ullamcorper. Cras semper bibendum arcu eget porta. Morbi sed eros sed elit congue vehicula quis id mi. Nunc dolor velit, tristique et pretium vel, accumsan at nunc. Nunc dignissim adipiscing orci, sit amet lobortis sapien feugiat sit amet. Donec bibendum, elit eget gravida euismod, turpis quam vehicula neque, in sodales purus lacus nec enim. Praesent vehicula ipsum vel elit congue quis volutpat nisl consectetur. Etiam luctus tincidunt consequat. Cras luctus vehicula felis at dictum. Etiam pellentesque libero eget nulla ullamcorper sagittis ut vel tellus.</text:p>
      <text:p text:style-name="P1"><text:s/></text:p>
      <text:p text:style-name="P1">Praesent molestie interdum urna sit amet tincidunt. Praesent lacinia consectetur varius. Praesent vehicula, nunc non consectetur dictum, augue ante congue mi, pulvinar tincidunt tortor neque quis enim. Maecenas vitae erat velit. Cras porta consequat rhoncus. Vestibulum ac felis eget odio dapibus fermentum ac et arcu. Nullam ut aliquam urna. Vivamus in purus quis justo porta feugiat ac vulputate lectus. Curabitur dapibus consequat odio, non consequat tortor molestie sagittis. Cras malesuada scelerisque enim vel ultrices. Fusce ligula libero, tristique vitae tempor eget, iaculis eu nisi. Aliquam convallis, dui eu tincidunt consequat, purus orci congue ligula, ut vehicula risus libero vel dui. Ut faucibus mauris vitae dolor scelerisque porta. Suspendisse erat dui, bibendum ut aliquam a, rhoncus vel orci.</text:p>
      <text:p text:style-name="P1"><text:s/></text:p>
      <text:p text:style-name="P1">Nunc et odio tellus. Lorem ipsum dolor sit amet, consectetur adipiscing elit. Aenean eget sapien lectus, a tempor nulla. Quisque feugiat, est vitae placerat hendrerit, nulla magna suscipit urna, nec laoreet velit nulla quis tellus. Nam quis nisi non nulla lobortis consequat ac non neque. Cras vehicula pretium purus, a placerat nisi pharetra a. Suspendisse lectus tellus, lobortis blandit suscipit ut, suscipit eget quam.</text:p>
      <text:p text:style-name="P1"><text:s/></text:p>
      <text:p text:style-name="P1">Nulla fermentum commodo diam vitae elementum. Phasellus consequat ultrices laoreet. Pellentesque sit amet erat justo. Sed nec dolor vitae enim consectetur iaculis. Sed at lacinia nulla. In quam lectus, sagittis sed ultricies non, lacinia et libero. Ut quis arcu sapien, sit amet porttitor ipsum. Nulla pellentesque orci a ipsum facilisis aliquet. Suspendisse neque elit, auctor a porttitor eu, egestas nec odio. Fusce vitae neque risus. Maecenas iaculis augue ut ante hendrerit ac lobortis quam ornare. Vivamus elementum bibendum elementum. Phasellus in nisi libero, nec vulputate mauris. Mauris sit amet ligula et eros dictum scelerisque in ut sem.</text:p>
      <text:p text:style-name="P1"><text:s/></text:p>
      <text:p text:style-name="P1">Nunc bibendum turpis est. Sed at enim et nisl interdum semper eget vitae lorem. Nullam scelerisque mollis risus, at scelerisque nunc adipiscing sed. Donec tortor odio, porta ac eleifend quis, faucibus nec mauris. Morbi malesuada vestibulum libero sed sagittis. Proin sapien ligula, hendrerit nec lobortis quis, lobortis eget est. Fusce ultricies commodo cursus. Ut ipsum odio, interdum nec porta eget, tincidunt imperdiet nisl. Donec ipsum tellus, vestibulum eget scelerisque vitae, hendrerit ut erat. Vivamus dolor urna, vestibulum eget pharetra eget, placerat et neque. Vestibulum eget tellus nec purus blandit tristique in sit amet lacus. Ut purus lectus, pharetra eget pretium sit amet, sollicitudin quis est. Vivamus mattis cursus leo, cursus scelerisque felis mollis ac. Cras scelerisque, arcu eget luctus consequat, ipsum leo bibendum urna, vitae elementum quam dui non sapien.</text:p>
      <text:p text:style-name="P1"><text:s/></text:p>
      <text:p text:style-name="P1">Lorem ipsum dolor sit amet, consectetur adipiscing elit. Nulla sit amet convallis velit. Phasellus vel elit leo. Nullam ipsum dolor, sollicitudin mollis sagittis eget, pulvinar id risus. Cras purus tellus, tristique at egestas eu, venenatis vel ipsum. Vivamus vitae dolor quis enim adipiscing facilisis vel quis enim. Ut pulvinar mollis dolor. Phasellus tempor, turpis vel interdum suscipit, orci leo <text:soft-page-break/>adipiscing risus, a laoreet augue nulla quis ante. Praesent accumsan lacinia nisi, id ornare leo molestie vitae. Suspendisse vulputate auctor volutpat.</text:p>
      <text:p text:style-name="P1"><text:s/></text:p>
      <text:p text:style-name="P1">Quisque malesuada, turpis in posuere molestie, dui orci hendrerit arcu, et auctor turpis risus quis velit. Etiam laoreet lectus quis augue mattis at commodo felis sollicitudin. Nullam vitae magna nec lectus imperdiet lobortis. Lorem ipsum dolor sit amet, consectetur adipiscing elit. Class aptent taciti sociosqu ad litora torquent per conubia nostra, per inceptos himenaeos. Vestibulum ante ipsum primis in faucibus orci luctus et ultrices posuere cubilia Curae; Nulla facilisi. Nam rutrum sapien et odio luctus adipiscing. Nam consectetur justo eget felis egestas laoreet. Morbi sed magna quam. Maecenas elit arcu, egestas sit amet rutrum a, consequat sollicitudin sapien. Maecenas eu cursus neque. Suspendisse potenti. In hac habitasse platea dictumst.</text:p>
      <text:p text:style-name="P1"><text:s/></text:p>
      <text:p text:style-name="P1">Aliquam vulputate turpis id ligula malesuada non suscipit justo tempus. Pellentesque semper, orci ullamcorper egestas bibendum, felis orci pharetra risus, nec tempus mauris ipsum et metus. Integer nibh ante, placerat vulputate egestas vitae, dapibus eget urna. Pellentesque tellus metus, commodo id tempor vel, feugiat non massa. Mauris luctus felis viverra risus sollicitudin ac lacinia odio porttitor. Proin faucibus consequat urna, at sodales lacus egestas dignissim. Maecenas imperdiet quam non sapien vulputate porta. Integer ante nisi, euismod id dapibus a, accumsan sed tortor. Suspendisse eros dolor, vestibulum at semper vitae, imperdiet sit amet mi. In ultrices, augue quis gravida vestibulum, nibh orci porta dolor, nec aliquet tellus nulla id velit. Fusce ligula turpis, hendrerit in egestas id, tincidunt a leo.</text:p>
      <text:p text:style-name="P1"><text:s/></text:p>
      <text:p text:style-name="P1">Fusce adipiscing turpis quis metus rutrum auctor. Etiam id massa ante, vitae molestie tellus. Ut quis risus justo. In pulvinar urna at enim pulvinar ultrices. Integer mollis purus in elit pellentesque vestibulum. Suspendisse nec sem justo. Etiam lorem ante, consequat nec pulvinar id, pretium id augue. Vivamus feugiat risus id nibh iaculis sollicitudin. Praesent pellentesque auctor ullamcorper. Cras rhoncus cursus urna quis porta.</text:p>
      <text:p text:style-name="P1"><text:s/></text:p>
      <text:p text:style-name="P1">Donec sagittis, sapien eget aliquam volutpat, mi enim mollis augue, id tempor lectus enim ac nisl. Donec eu nisl quam. Quisque egestas imperdiet dui ut auctor. Pellentesque fermentum porttitor volutpat. Nullam eu nunc id nibh venenatis dignissim nec vel ante. Nunc volutpat pellentesque sem a dapibus. Integer condimentum lobortis imperdiet. Vivamus at velit quis velit ullamcorper blandit. Quisque quis dictum mi. Vivamus sodales, diam id gravida vulputate, sem mauris cursus justo, quis laoreet sem orci vitae erat. Mauris sed metus vel nisl pulvinar cursus et et magna. Nam egestas, tortor id venenatis venenatis, sapien dolor posuere enim, id ultrices mauris quam quis sapien. Nulla placerat aliquam orci, eu vestibulum enim ornare vel. Cum sociis natoque penatibus et magnis dis parturient montes, nascetur ridiculus mus. Cras volutpat nunc mi, in auctor libero. Fusce vel molestie elit.</text:p>
      <text:p text:style-name="P1"><text:s/></text:p>
      <text:p text:style-name="P1">Aliquam nec molestie velit. Vivamus id suscipit quam. Pellentesque gravida, metus in feugiat dignissim, felis metus ornare ipsum, id posuere lectus dui quis tellus. Sed viverra vestibulum dolor, at tincidunt lorem commodo in. Vestibulum pharetra fermentum ultrices. Vestibulum eleifend lectus et nisi euismod sit amet accumsan justo volutpat. Maecenas condimentum, leo mattis euismod convallis, justo odio ultrices justo, eget condimentum nisi urna vel turpis. Sed lobortis est a arcu eleifend facilisis. In venenatis, risus et ultrices vestibulum, risus leo rhoncus nulla, tincidunt fringilla lectus dui vel neque.</text:p>
      <text:p text:style-name="P1"><text:s/></text:p>
      <text:p text:style-name="P1">Duis justo nunc, congue viverra gravida eget, imperdiet at nulla. Cras tempus consectetur diam eget pulvinar. Integer rhoncus adipiscing accumsan. Suspendisse a lacus leo, sit amet imperdiet neque. Cras sit amet enim nec neque aliquet accumsan ac at lacus. Nullam dui tellus, mollis at vehicula vel, faucibus in nunc. Quisque ut erat arcu, eu gravida urna. Vestibulum lacinia metus sit amet est ultricies cursus. Quisque non purus a nunc vulputate semper. Quisque quis magna sed est malesuada adipiscing. Ut in magna libero, nec rhoncus justo.</text:p>
      <text:p text:style-name="P1"><text:s/></text:p>
      <text:p text:style-name="P1">Praesent imperdiet tortor id diam feugiat tristique. Suspendisse molestie posuere diam eu vehicula. Ut vitae lorem nisi, in tempus leo. Fusce neque mi, lobortis placerat pulvinar id, molestie in est. Praesent nec sem vitae risus tempus euismod. Integer nisi tellus, dictum vitae blandit luctus, feugiat eleifend lectus. Nullam orci nunc, molestie eget dapibus ut, placerat quis augue.</text:p>
      <text:p text:style-name="P1"><text:s/></text:p>
      <text:p text:style-name="P1">Nullam non orci sapien. Proin a pellentesque ante. Cras iaculis venenatis fermentum. Vestibulum magna arcu, sagittis sit amet vehicula sit amet, faucibus vel sem. Sed blandit aliquam laoreet. Morbi interdum pulvinar ante vel placerat. Aliquam quis consequat sem. Mauris congue auctor odio sed viverra. Nulla lobortis est id mi venenatis id convallis nisl sollicitudin. Ut et elit eros, eu ultrices metus. Quisque quis augue odio.</text:p>
      <text:p text:style-name="P1"><text:s/></text:p>
      <text:p text:style-name="P1">Cras at laoreet dolor. Morbi porttitor molestie sapien facilisis tempor. Nulla ac dapibus est. Duis ullamcorper libero in nisl mattis eu euismod sem porta. Nulla vel metus nec nisi fermentum interdum. Mauris et neque eget metus consequat pellentesque quis eleifend augue. Morbi consectetur turpis vitae nisi malesuada egestas. Vivamus a arcu in sapien porta dignissim. Integer congue, erat eu consectetur faucibus, nibh tortor auctor justo, porta bibendum nulla eros eu tortor. Sed vel nibh nunc, sed eleifend est. Maecenas luctus gravida est a hendrerit.</text:p>
      <text:p text:style-name="P1"><text:s/></text:p>
      <text:p text:style-name="P1">Maecenas tortor augue, gravida vitae dapibus ut, eleifend at nibh. Duis ornare mauris sit amet metus sagittis elementum. Curabitur tincidunt interdum elit, quis pretium mauris dictum eget. Cum sociis natoque penatibus et magnis dis parturient montes, nascetur ridiculus mus. Proin condimentum diam eget odio aliquam ultrices. Aenean pulvinar suscipit pretium. Nunc pretium neque vel dui cursus eget lobortis lorem posuere. Aliquam eget sapien faucibus magna egestas luctus. Duis et leo nisl, ut molestie risus. Nullam faucibus arcu ut velit sollicitudin egestas. Donec malesuada quam in purus gravida tincidunt. Praesent malesuada, libero eu aliquam viverra, risus libero dictum ligula, hendrerit sollicitudin lectus tortor id erat. Sed laoreet mollis erat eu consectetur. Suspendisse potenti. Vestibulum venenatis urna sed ipsum euismod dapibus.</text:p>
      <text:p text:style-name="P1"><text:s/></text:p>
      <text:p text:style-name="P1">Pellentesque in nisl metus. Vestibulum a elit erat. Praesent nec mauris nisi. Aenean gravida gravida elit. Integer congue, eros vel semper ullamcorper, lectus justo aliquam nulla, vel rhoncus felis dolor vel lorem. In vel lacus lacus. Aenean justo nisi, placerat in blandit eget, tincidunt ut mauris. Phasellus vel ligula consectetur est lacinia dictum. Sed scelerisque, arcu id gravida rhoncus, tortor dui sollicitudin odio, nec hendrerit nisl ipsum non augue. Curabitur feugiat rutrum risus a rutrum.</text:p>
      <text:p text:style-name="P1"><text:s/></text:p>
      <text:p text:style-name="P1">Pellentesque ut nibh enim. Cras lacinia dolor sit amet tellus viverra <text:soft-page-break/>consectetur non eget tortor. Suspendisse quis eros quis est dictum viverra. Maecenas nec lacus eu tellus venenatis faucibus in vitae velit. Curabitur ac pulvinar erat. Nulla et tellus interdum est dignissim mattis vitae quis dolor. Donec vel ornare arcu. Nulla dictum, enim ac mattis ultrices, ipsum tellus mollis dolor, nec venenatis purus neque vel nulla.</text:p>
      <text:p text:style-name="P1"><text:s/></text:p>
      <text:p text:style-name="P1">Suspendisse venenatis est non augue auctor nec sollicitudin libero suscipit. Pellentesque cursus, orci id interdum mollis, turpis est tincidunt purus, quis varius lacus justo sed nulla. Etiam sapien mi, ultricies quis mollis non, faucibus at lectus. Mauris hendrerit turpis vitae dui hendrerit a congue elit dapibus. Pellentesque habitant morbi tristique senectus et netus et malesuada fames ac turpis egestas. Sed id nibh eget felis mattis pellentesque. Morbi aliquam tortor non dolor lacinia non suscipit sem semper.</text:p>
      <text:p text:style-name="P1"><text:s/></text:p>
      <text:p text:style-name="P1">Suspendisse elementum sem vel risus eleifend euismod. Nulla nec quam leo, varius eleifend turpis. Donec molestie, odio nec ullamcorper eleifend, enim dolor viverra dui, nec fermentum nibh nisi non nibh. Nulla orci dui, dignissim at convallis vel, sagittis nec ante. Donec aliquam pellentesque est quis pretium. Curabitur ac mauris sed purus cursus mollis ac eget diam. Integer pulvinar ante vitae erat pulvinar pharetra nec id justo. Nam tempor dolor vitae lacus adipiscing dignissim. Sed porta nibh in nulla porta in ultricies urna vehicula. Mauris porttitor iaculis eros suscipit eleifend. Fusce tempus sapien nec odio bibendum ac fermentum leo sodales. Etiam tristique mauris a lacus ornare volutpat. Praesent lacus nulla, suscipit vel posuere sit amet, tristique eget risus. Donec vestibulum enim sed lorem scelerisque lobortis. Sed gravida felis eget lectus semper consectetur.</text:p>
      <text:p text:style-name="P1"><text:s/></text:p>
      <text:p text:style-name="P1">Quisque vel vehicula augue. Nunc dui mi, volutpat a placerat a, egestas sed nulla. Quisque sit amet nibh massa, sit amet lobortis dolor. Aliquam id eros tellus, sit amet adipiscing lacus. Donec vitae ipsum dignissim mauris ornare eleifend. Nunc tempor, ligula in pellentesque mollis, sem lectus pharetra enim, vel dignissim eros sem a risus. Vestibulum in urna et sapien sagittis consequat. Lorem ipsum dolor sit amet, consectetur adipiscing elit. Mauris lacus nibh, tempus eget posuere at, placerat vitae purus. Vestibulum a purus a velit posuere mollis. Nullam egestas euismod diam ut pellentesque. Maecenas a sem id nisi rutrum bibendum. Lorem ipsum dolor sit amet, consectetur adipiscing elit. Nullam eu sapien quam. Duis euismod ipsum consequat ligula imperdiet tempus. Fusce non nisi purus.</text:p>
      <text:p text:style-name="P1"><text:s/></text:p>
      <text:p text:style-name="P1">Aenean id eros arcu, sit amet tempus lectus. Aliquam pellentesque suscipit turpis id faucibus. Nunc ut tincidunt massa. Phasellus quis magna neque. Duis sodales molestie tempor. Suspendisse convallis mollis sagittis. Cras at erat est, eu eleifend ante. Phasellus placerat cursus velit in faucibus. Nulla vitae justo ac felis ultricies viverra. Suspendisse sit amet magna non dolor viverra iaculis sed eu felis. Fusce ante eros, suscipit vel varius vitae, ornare a urna. Nam laoreet luctus felis non pulvinar. Vestibulum ante ipsum primis in faucibus orci luctus et ultrices posuere cubilia Curae;</text:p>
      <text:p text:style-name="P1"><text:s/></text:p>
      <text:p text:style-name="P1">Donec at porttitor sapien. Duis justo lectus, malesuada at adipiscing ut, malesuada non eros. Donec interdum, est quis pulvinar imperdiet, mauris urna interdum ante, eu elementum purus massa sit amet metus. Suspendisse congue iaculis mi. Sed ut nisl turpis, quis pulvinar enim. Sed placerat erat libero, quis convallis turpis. Quisque ac turpis eu dolor aliquam facilisis non ac turpis.</text:p>
      <text:p text:style-name="P1"><text:s/></text:p>
      <text:p text:style-name="P1">Vestibulum ante ipsum primis in faucibus orci luctus et ultrices posuere cubilia Curae; Maecenas nunc magna, feugiat at sollicitudin quis, venenatis faucibus diam. Quisque non sem at dolor porttitor dictum. Sed vulputate elit eget est hendrerit sagittis. Mauris ultricies mi auctor magna facilisis a feugiat libero eleifend. Aliquam erat volutpat. Proin facilisis sapien ac nisi aliquam ut pulvinar turpis sodales. Sed id nisl et quam facilisis vulputate. In enim libero, ornare sit amet bibendum vitae, eleifend non sapien. Nulla imperdiet condimentum viverra. Quisque blandit cursus blandit.</text:p>
      <text:p text:style-name="P1"><text:s/></text:p>
      <text:p text:style-name="P1">Sed non massa eu sapien suscipit ultrices eu sit amet est. Aenean molestie massa elementum mi tempor accumsan. In hac habitasse platea dictumst. Nulla in commodo orci. Morbi mi quam, malesuada ac scelerisque vel, vestibulum vitae eros. Sed consectetur tellus id sapien molestie non varius neque ornare. Nullam at ullamcorper lacus. Quisque tempor molestie ante ut eleifend. Sed eu odio quis ligula imperdiet bibendum in vitae mauris. Sed non quam turpis, vitae posuere sapien. Morbi consectetur leo in magna suscipit mollis. In sodales nunc sapien, pulvinar mollis arcu. Nulla interdum purus non mi vulputate fermentum.</text:p>
      <text:p text:style-name="P1"><text:s/></text:p>
      <text:p text:style-name="P1">Cum sociis natoque penatibus et magnis dis parturient montes, nascetur ridiculus mus. Pellentesque luctus magna eget orci semper sit amet tincidunt nibh cursus. Ut enim neque, venenatis convallis tempor ut, ullamcorper non justo. Vestibulum erat mi, vehicula nec facilisis ut, ornare a erat. Phasellus ac lacus vel neque pharetra sollicitudin. Maecenas ac volutpat nunc. Vestibulum ante ipsum primis in faucibus orci luctus et ultrices posuere cubilia Curae; Phasellus vitae eros odio, eget adipiscing nisi.</text:p>
      <text:p text:style-name="P1"><text:s/></text:p>
      <text:p text:style-name="P1">Suspendisse condimentum enim et velit adipiscing tempus. Class aptent taciti sociosqu ad litora torquent per conubia nostra, per inceptos himenaeos. Curabitur ultricies interdum dolor, sed sodales est tristique blandit. Ut placerat ante vel nibh sodales aliquet. Praesent leo lectus, luctus quis posuere vitae, fermentum a nisl. Praesent imperdiet augue a urna pulvinar pellentesque. Donec metus enim, fermentum in commodo sed, aliquam lacinia purus. Donec a massa eros, in tristique velit. Proin laoreet, quam et tincidunt iaculis, odio est facilisis sapien, vitae convallis dui nunc nec lorem. Duis imperdiet gravida viverra. Ut vel nulla in tortor mollis suscipit in vel ligula. In id nisi nulla, id facilisis nisl. Morbi tincidunt quam vitae quam dignissim hendrerit. Duis eget accumsan orci. Integer a metus mi.</text:p>
      <text:p text:style-name="P1"><text:s/></text:p>
      <text:p text:style-name="P1">Ut tincidunt, mi quis rutrum molestie, libero turpis eleifend tellus, adipiscing lobortis tellus augue dapibus urna. Phasellus bibendum sodales rhoncus. Cras vitae nibh eget tellus ultrices rhoncus ac nec orci. Nullam magna arcu, facilisis a auctor sed, semper at augue. Nam nec nulla lorem. Proin sagittis nisi vitae nisi accumsan suscipit. Ut sodales purus rhoncus felis vehicula posuere. Praesent eleifend rhoncus aliquet. Vestibulum ac libero ac turpis fringilla tristique sit amet sit amet odio. Quisque ut mauris magna. Mauris consequat pretium mauris, non scelerisque lectus convallis eu. In egestas, erat quis interdum rhoncus, urna urna facilisis risus, quis molestie dui ligula vitae sem. Nunc augue elit, condimentum ultrices tincidunt in, tincidunt eget magna. Nulla pulvinar, quam id faucibus mattis, lorem lacus sollicitudin urna, at feugiat mi massa dictum nibh. Proin tristique massa sit amet ipsum pulvinar lobortis. Proin eget magna nulla.</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1in">
          <style:column style:rel-width="4986*" fo:start-indent="0in" fo:end-indent="0.05in"/>
          <style:column style:rel-width="4986*" fo:start-indent="0.0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Hello, world is just a test document. It is not a legal contract.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 </meta:initial-creator>
    <meta:creation-date>2012-09-22T10:29:27</meta:creation-date>
    <meta:generator>LibreOffice/3.5$Linux_x86 LibreOffice_project/350m1$Build-2</meta:generator>
    <dc:date>2012-09-22T18:07:40</dc:date>
    <dc:creator>ku </dc:creator>
    <meta:editing-duration>PT7H35M24S</meta:editing-duration>
    <meta:editing-cycles>6</meta:editing-cycles>
    <meta:document-statistic meta:table-count="0" meta:image-count="0" meta:object-count="0" meta:page-count="13" meta:paragraph-count="302" meta:word-count="13584" meta:character-count="91387" meta:non-whitespace-character-count="77803"/>
  </office:meta>
</office:document-meta>
</file>